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2000005A80C08E964.png"/>
  <manifest:file-entry manifest:media-type="image/jpeg" manifest:full-path="Pictures/100000000000022A000001B28FF53ED5.jpg"/>
  <manifest:file-entry manifest:media-type="image/jpeg" manifest:full-path="Pictures/100000000000009C000000715416645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Courier New1" svg:font-family="'Courier New'" style:font-family-generic="modern" style:font-pitch="fixed"/>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Table3" style:family="table">
      <style:table-properties style:width="5.7868in" table:align="left" style:writing-mode="lr-tb"/>
    </style:style>
    <style:style style:name="Table3.A" style:family="table-column">
      <style:table-column-properties style:column-width="1.3118in"/>
    </style:style>
    <style:style style:name="Table3.B" style:family="table-column">
      <style:table-column-properties style:column-width="2.6264in"/>
    </style:style>
    <style:style style:name="Table3.C" style:family="table-column">
      <style:table-column-properties style:column-width="1.848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5.7868in" table:align="left" style:writing-mode="lr-tb"/>
    </style:style>
    <style:style style:name="Table4.A" style:family="table-column">
      <style:table-column-properties style:column-width="1.3118in"/>
    </style:style>
    <style:style style:name="Table4.B" style:family="table-column">
      <style:table-column-properties style:column-width="2.6264in"/>
    </style:style>
    <style:style style:name="Table4.C" style:family="table-column">
      <style:table-column-properties style:column-width="1.8486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5.7868in" table:align="left" style:writing-mode="lr-tb"/>
    </style:style>
    <style:style style:name="Table5.A" style:family="table-column">
      <style:table-column-properties style:column-width="1.3118in"/>
    </style:style>
    <style:style style:name="Table5.B" style:family="table-column">
      <style:table-column-properties style:column-width="2.6264in"/>
    </style:style>
    <style:style style:name="Table5.C" style:family="table-column">
      <style:table-column-properties style:column-width="1.8486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5.7868in" table:align="left" style:writing-mode="lr-tb"/>
    </style:style>
    <style:style style:name="Table6.A" style:family="table-column">
      <style:table-column-properties style:column-width="1.3118in"/>
    </style:style>
    <style:style style:name="Table6.B" style:family="table-column">
      <style:table-column-properties style:column-width="2.6264in"/>
    </style:style>
    <style:style style:name="Table6.C" style:family="table-column">
      <style:table-column-properties style:column-width="1.8486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style style:name="P2" style:family="paragraph" style:parent-style-name="Standard">
      <style:text-properties style:font-name-complex="Arial Unicode MS" style:language-complex="zxx" style:country-complex="none"/>
    </style:style>
    <style:style style:name="P3" style:family="paragraph" style:parent-style-name="Standard" style:list-style-name="WW8Num3">
      <style:paragraph-properties>
        <style:tab-stops>
          <style:tab-stop style:position="0.5in"/>
        </style:tab-stops>
      </style:paragraph-properties>
      <style:text-properties style:font-name-complex="Arial Unicode MS" style:language-complex="zxx" style:country-complex="none"/>
    </style:style>
    <style:style style:name="P4" style:family="paragraph" style:parent-style-name="Standard" style:list-style-name="WW8Num4">
      <style:paragraph-properties>
        <style:tab-stops>
          <style:tab-stop style:position="0.5in"/>
        </style:tab-stops>
      </style:paragraph-properties>
      <style:text-properties style:font-name-complex="Arial Unicode MS" style:language-complex="zxx" style:country-complex="none"/>
    </style:style>
    <style:style style:name="P5" style:family="paragraph" style:parent-style-name="Standard" style:list-style-name="WW8Num5">
      <style:paragraph-properties>
        <style:tab-stops>
          <style:tab-stop style:position="0.5in"/>
        </style:tab-stops>
      </style:paragraph-properties>
      <style:text-properties style:font-name-complex="Arial Unicode MS" style:language-complex="zxx" style:country-complex="none"/>
    </style:style>
    <style:style style:name="P6" style:family="paragraph" style:parent-style-name="Standard" style:list-style-name="WW8Num7">
      <style:paragraph-properties>
        <style:tab-stops>
          <style:tab-stop style:position="0.5in"/>
        </style:tab-stops>
      </style:paragraph-properties>
      <style:text-properties style:font-name-complex="Arial Unicode MS" style:language-complex="zxx" style:country-complex="none"/>
    </style:style>
    <style:style style:name="P7" style:family="paragraph" style:parent-style-name="Standard" style:list-style-name="WW8Num9">
      <style:paragraph-properties>
        <style:tab-stops>
          <style:tab-stop style:position="0.5in"/>
        </style:tab-stops>
      </style:paragraph-properties>
      <style:text-properties style:font-name-complex="Arial Unicode MS" style:language-complex="zxx" style:country-complex="none"/>
    </style:style>
    <style:style style:name="P8" style:family="paragraph" style:parent-style-name="Standard" style:list-style-name="WW8Num10">
      <style:paragraph-properties>
        <style:tab-stops>
          <style:tab-stop style:position="0.5in"/>
        </style:tab-stops>
      </style:paragraph-properties>
      <style:text-properties style:font-name-complex="Arial Unicode MS" style:language-complex="zxx" style:country-complex="none"/>
    </style:style>
    <style:style style:name="P9" style:family="paragraph" style:parent-style-name="Standard">
      <style:text-properties style:font-name-complex="Arial Unicode MS" style:font-size-complex="10pt" style:language-complex="zxx" style:country-complex="none"/>
    </style:style>
    <style:style style:name="P10" style:family="paragraph" style:parent-style-name="Standard">
      <style:text-properties fo:font-style="italic" style:font-style-asian="italic" style:font-name-complex="Arial Unicode MS" style:language-complex="zxx" style:country-complex="none"/>
    </style:style>
    <style:style style:name="P11" style:family="paragraph" style:parent-style-name="Standard">
      <style:text-properties fo:language="zxx" fo:country="none"/>
    </style:style>
    <style:style style:name="P12" style:family="paragraph" style:parent-style-name="Standard">
      <style:text-properties fo:language="zxx" fo:country="none" fo:font-style="italic" style:font-style-asian="italic"/>
    </style:style>
    <style:style style:name="P13" style:family="paragraph" style:parent-style-name="Standard">
      <style:text-properties fo:language="zxx" fo:country="none" fo:font-style="italic" fo:font-weight="bold" style:font-style-asian="italic" style:font-weight-asian="bold"/>
    </style:style>
    <style:style style:name="P14" style:family="paragraph" style:parent-style-name="Standard" style:list-style-name="WW8Num21">
      <style:paragraph-properties>
        <style:tab-stops>
          <style:tab-stop style:position="0.6354in"/>
        </style:tab-stops>
      </style:paragraph-properties>
      <style:text-properties fo:language="zxx" fo:country="none" fo:font-style="italic" fo:font-weight="bold" style:font-style-asian="italic" style:font-weight-asian="bold"/>
    </style:style>
    <style:style style:name="P15" style:family="paragraph" style:parent-style-name="Standard" style:list-style-name="WW8Num21">
      <style:paragraph-properties>
        <style:tab-stops>
          <style:tab-stop style:position="1.1354in"/>
        </style:tab-stops>
      </style:paragraph-properties>
      <style:text-properties fo:language="zxx" fo:country="none"/>
    </style:style>
    <style:style style:name="P16" style:family="paragraph" style:parent-style-name="Standard" style:list-style-name="WW8Num21">
      <style:paragraph-properties>
        <style:tab-stops>
          <style:tab-stop style:position="0.6354in"/>
        </style:tab-stops>
      </style:paragraph-properties>
      <style:text-properties fo:language="zxx" fo:country="none"/>
    </style:style>
    <style:style style:name="P17" style:family="paragraph" style:parent-style-name="Standard">
      <style:text-properties fo:language="zxx" fo:country="none" fo:font-weight="bold" style:font-weight-asian="bold"/>
    </style:style>
    <style:style style:name="P18" style:family="paragraph" style:parent-style-name="Standard" style:list-style-name="WW8Num17">
      <style:paragraph-properties>
        <style:tab-stops>
          <style:tab-stop style:position="0.75in"/>
        </style:tab-stops>
      </style:paragraph-properties>
      <style:text-properties fo:language="zxx" fo:country="none"/>
    </style:style>
    <style:style style:name="P19" style:family="paragraph" style:parent-style-name="Standard" style:list-style-name="WW8Num17">
      <style:paragraph-properties>
        <style:tab-stops>
          <style:tab-stop style:position="1.25in"/>
        </style:tab-stops>
      </style:paragraph-properties>
      <style:text-properties fo:language="zxx" fo:country="none"/>
    </style:style>
    <style:style style:name="P20" style:family="paragraph" style:parent-style-name="Standard" style:list-style-name="WW8Num19">
      <style:paragraph-properties>
        <style:tab-stops>
          <style:tab-stop style:position="0.5in"/>
        </style:tab-stops>
      </style:paragraph-properties>
      <style:text-properties fo:language="zxx" fo:country="none"/>
    </style:style>
    <style:style style:name="P21" style:family="paragraph" style:parent-style-name="Standard" style:list-style-name="WW8Num18">
      <style:paragraph-properties>
        <style:tab-stops>
          <style:tab-stop style:position="0.5in"/>
        </style:tab-stops>
      </style:paragraph-properties>
      <style:text-properties fo:language="zxx" fo:country="none"/>
    </style:style>
    <style:style style:name="P22" style:family="paragraph" style:parent-style-name="Standard" style:list-style-name="WW8Num20">
      <style:paragraph-properties>
        <style:tab-stops>
          <style:tab-stop style:position="0.5in"/>
        </style:tab-stops>
      </style:paragraph-properties>
      <style:text-properties fo:language="zxx" fo:country="none"/>
    </style:style>
    <style:style style:name="P23" style:family="paragraph" style:parent-style-name="Standard" style:list-style-name="WW8Num22">
      <style:paragraph-properties>
        <style:tab-stops>
          <style:tab-stop style:position="0.5in"/>
        </style:tab-stops>
      </style:paragraph-properties>
      <style:text-properties fo:language="zxx" fo:country="none"/>
    </style:style>
    <style:style style:name="P24" style:family="paragraph" style:parent-style-name="Standard" style:list-style-name="WW8Num18">
      <style:paragraph-properties>
        <style:tab-stops>
          <style:tab-stop style:position="1in"/>
        </style:tab-stops>
      </style:paragraph-properties>
      <style:text-properties fo:language="zxx" fo:country="none"/>
    </style:style>
    <style:style style:name="P25" style:family="paragraph" style:parent-style-name="Standard" style:list-style-name="WW8Num23">
      <style:paragraph-properties>
        <style:tab-stops>
          <style:tab-stop style:position="0.3752in"/>
        </style:tab-stops>
      </style:paragraph-properties>
      <style:text-properties fo:language="zxx" fo:country="none"/>
    </style:style>
    <style:style style:name="P26" style:family="paragraph" style:parent-style-name="Standard" style:list-style-name="WW8Num21">
      <style:paragraph-properties>
        <style:tab-stops>
          <style:tab-stop style:position="0.6354in"/>
        </style:tab-stops>
      </style:paragraph-properties>
    </style:style>
    <style:style style:name="P27" style:family="paragraph" style:parent-style-name="Standard" style:list-style-name="WW8Num21">
      <style:paragraph-properties>
        <style:tab-stops>
          <style:tab-stop style:position="1.1354in"/>
        </style:tab-stops>
      </style:paragraph-properties>
    </style:style>
    <style:style style:name="P28" style:family="paragraph" style:parent-style-name="Standard" style:list-style-name="WW8Num6">
      <style:paragraph-properties>
        <style:tab-stops>
          <style:tab-stop style:position="0.5in"/>
        </style:tab-stops>
      </style:paragraph-properties>
    </style:style>
    <style:style style:name="P29" style:family="paragraph" style:parent-style-name="Standard" style:list-style-name="WW8Num14">
      <style:paragraph-properties>
        <style:tab-stops>
          <style:tab-stop style:position="0.5in"/>
        </style:tab-stops>
      </style:paragraph-properties>
    </style:style>
    <style:style style:name="P30" style:family="paragraph" style:parent-style-name="Standard" style:list-style-name="WW8Num15">
      <style:paragraph-properties>
        <style:tab-stops>
          <style:tab-stop style:position="0.5in"/>
        </style:tab-stops>
      </style:paragraph-properties>
    </style:style>
    <style:style style:name="P31" style:family="paragraph" style:parent-style-name="Standard" style:list-style-name="WW8Num16">
      <style:paragraph-properties>
        <style:tab-stops>
          <style:tab-stop style:position="0.5in"/>
        </style:tab-stops>
      </style:paragraph-properties>
    </style:style>
    <style:style style:name="P32" style:family="paragraph" style:parent-style-name="Standard" style:list-style-name="WW8Num24">
      <style:paragraph-properties>
        <style:tab-stops>
          <style:tab-stop style:position="0.5in"/>
        </style:tab-stops>
      </style:paragraph-properties>
    </style:style>
    <style:style style:name="P33" style:family="paragraph" style:parent-style-name="Standard">
      <style:paragraph-properties>
        <style:tab-stops>
          <style:tab-stop style:position="0in"/>
        </style:tab-stops>
      </style:paragraph-properties>
      <style:text-properties fo:font-size="8pt" style:font-name-asian="SimSun" style:font-size-asian="8pt" style:font-name-complex="Arial Unicode MS" style:font-size-complex="8pt" style:language-complex="zxx" style:country-complex="none"/>
    </style:style>
    <style:style style:name="P34" style:family="paragraph" style:parent-style-name="Standard">
      <style:text-properties style:font-name="Courier" fo:font-size="8pt" style:font-size-asian="8pt" style:font-name-complex="Arial Unicode MS" style:font-size-complex="8pt" style:language-complex="zxx" style:country-complex="none"/>
    </style:style>
    <style:style style:name="P35" style:family="paragraph" style:parent-style-name="Standard">
      <style:text-properties style:font-name="Courier" fo:font-size="8pt" fo:language="es" fo:country="ES" style:font-size-asian="8pt" style:font-name-complex="Arial Unicode MS" style:font-size-complex="8pt" style:language-complex="zxx" style:country-complex="none"/>
    </style:style>
    <style:style style:name="P36"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37" style:family="paragraph" style:parent-style-name="Standard" style:list-style-name="WW8Num1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8" style:family="paragraph" style:parent-style-name="Standard" style:list-style-name="WW8Num15">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9" style:family="paragraph" style:parent-style-name="Standard" style:list-style-name="WW8Num16">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40" style:family="paragraph" style:parent-style-name="Standard">
      <style:text-properties style:font-name-asian="SimSun" style:font-name-complex="Arial Unicode MS" style:language-complex="zxx" style:country-complex="none"/>
    </style:style>
    <style:style style:name="P41" style:family="paragraph" style:parent-style-name="Standard" style:list-style-name="WW8Num11">
      <style:paragraph-properties>
        <style:tab-stops>
          <style:tab-stop style:position="0.1965in"/>
        </style:tab-stops>
      </style:paragraph-properties>
      <style:text-properties style:font-name-asian="SimSun" style:font-name-complex="Arial Unicode MS" style:language-complex="zxx" style:country-complex="none"/>
    </style:style>
    <style:style style:name="P42" style:family="paragraph" style:parent-style-name="Standard">
      <style:paragraph-properties>
        <style:tab-stops>
          <style:tab-stop style:position="0in"/>
        </style:tab-stops>
      </style:paragraph-properties>
      <style:text-properties style:font-name-asian="SimSun" style:font-name-complex="Arial Unicode MS" style:language-complex="zxx" style:country-complex="none"/>
    </style:style>
    <style:style style:name="P43" style:family="paragraph" style:parent-style-name="Standard">
      <style:text-properties style:font-name-asian="SimSun" style:font-name-complex="Arial Unicode MS" style:font-size-complex="10pt" style:language-complex="zxx" style:country-complex="none"/>
    </style:style>
    <style:style style:name="P44" style:family="paragraph" style:parent-style-name="Standard">
      <style:text-properties fo:language="es" fo:country="ES" style:font-name-asian="SimSun" style:font-name-complex="Arial Unicode MS" style:language-complex="zxx" style:country-complex="none"/>
    </style:style>
    <style:style style:name="P45" style:family="paragraph" style:parent-style-name="Standard">
      <style:text-properties fo:language="es" fo:country="ES" style:letter-kerning="true" style:font-name-complex="Arial Unicode MS" style:language-complex="zxx" style:country-complex="none"/>
    </style:style>
    <style:style style:name="P46" style:family="paragraph" style:parent-style-name="Standard">
      <style:paragraph-properties>
        <style:tab-stops>
          <style:tab-stop style:position="0in"/>
        </style:tab-stops>
      </style:paragraph-properties>
    </style:style>
    <style:style style:name="P47" style:family="paragraph" style:parent-style-name="Standard">
      <style:paragraph-properties fo:margin-top="0in" fo:margin-bottom="0.0783in"/>
    </style:style>
    <style:style style:name="P48" style:family="paragraph" style:parent-style-name="Standard">
      <style:paragraph-properties fo:margin-top="0in" fo:margin-bottom="0in" style:snap-to-layout-grid="false"/>
      <style:text-properties style:font-name-complex="Arial Unicode MS" style:language-complex="zxx" style:country-complex="none"/>
    </style:style>
    <style:style style:name="P49"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50" style:family="paragraph" style:parent-style-name="Standard">
      <style:paragraph-properties fo:margin-top="0.0783in" fo:margin-bottom="0in"/>
    </style:style>
    <style:style style:name="P51" style:family="paragraph" style:parent-style-name="Standard">
      <style:paragraph-properties fo:padding-left="0.0555in" fo:padding-right="0.0555in" fo:padding-top="0.0138in" fo:padding-bottom="0.0138in" fo:border="0.0071in solid #000000"/>
    </style:style>
    <style:style style:name="P52" style:family="paragraph" style:parent-style-name="Standard">
      <style:paragraph-properties fo:padding-left="0.0555in" fo:padding-right="0.0555in" fo:padding-top="0.0138in" fo:padding-bottom="0.0138in" fo:border="0.0071in solid #000000"/>
      <style:text-properties fo:language="zxx" fo:country="none" fo:font-weight="bold" style:font-weight-asian="bold"/>
    </style:style>
    <style:style style:name="P53" style:family="paragraph" style:parent-style-name="Standard">
      <style:paragraph-properties fo:padding-left="0.0555in" fo:padding-right="0.0555in" fo:padding-top="0.0138in" fo:padding-bottom="0.0138in" fo:border="0.0071in solid #000000"/>
      <style:text-properties fo:language="zxx" fo:country="none" fo:font-style="italic" style:font-style-asian="italic"/>
    </style:style>
    <style:style style:name="P54" style:family="paragraph" style:parent-style-name="Standard">
      <style:paragraph-properties fo:padding-left="0.0555in" fo:padding-right="0.0555in" fo:padding-top="0.0138in" fo:padding-bottom="0.0138in" fo:border="0.0071in solid #000000"/>
      <style:text-properties fo:font-size="8pt" fo:language="zxx" fo:country="none" fo:font-style="italic" style:font-size-asian="8pt" style:font-style-asian="italic" style:font-size-complex="8pt"/>
    </style:style>
    <style:style style:name="P55" style:family="paragraph" style:parent-style-name="Standard">
      <style:paragraph-properties fo:margin-left="0.1354in" fo:margin-right="0in" fo:text-indent="0in" style:auto-text-indent="false"/>
    </style:style>
    <style:style style:name="P56" style:family="paragraph" style:parent-style-name="Standard">
      <style:paragraph-properties fo:margin-left="0.5in" fo:margin-right="0in" fo:text-indent="0in" style:auto-text-indent="false"/>
    </style:style>
    <style:style style:name="P57" style:family="paragraph" style:parent-style-name="Standard" style:list-style-name="WW8Num9">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zxx" style:country-complex="none"/>
    </style:style>
    <style:style style:name="P58"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zxx" style:country-complex="none"/>
    </style:style>
    <style:style style:name="P59"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zxx" style:country-complex="none"/>
    </style:style>
    <style:style style:name="P60" style:family="paragraph" style:parent-style-name="Standard">
      <style:paragraph-properties fo:margin-left="0.5in" fo:margin-right="0in" fo:text-indent="0in" style:auto-text-indent="false"/>
      <style:text-properties style:font-name-asian="SimSun" style:font-name-complex="Arial Unicode MS" style:language-complex="zxx" style:country-complex="none"/>
    </style:style>
    <style:style style:name="P61" style:family="paragraph" style:parent-style-name="Standard" style:list-style-name="WW8Num12">
      <style:paragraph-properties fo:margin-left="0.5in" fo:margin-right="0in" fo:text-indent="0in" style:auto-text-indent="false">
        <style:tab-stops>
          <style:tab-stop style:position="0.6575in"/>
          <style:tab-stop style:position="1.1575in"/>
          <style:tab-stop style:position="1.6575in"/>
          <style:tab-stop style:position="2.1575in"/>
          <style:tab-stop style:position="2.6575in"/>
        </style:tab-stops>
      </style:paragraph-properties>
      <style:text-properties style:font-name-asian="SimSun" style:font-name-complex="Arial Unicode MS" style:language-complex="zxx" style:country-complex="none"/>
    </style:style>
    <style:style style:name="P62" style:family="paragraph" style:parent-style-name="Standard">
      <style:paragraph-properties fo:margin-left="0in" fo:margin-right="0in" fo:text-indent="0.6665in" style:auto-text-indent="false"/>
      <style:text-properties style:font-name="Courier" fo:font-size="8pt" style:font-name-asian="SimSun" style:font-size-asian="8pt" style:font-name-complex="Arial Unicode MS" style:font-size-complex="8pt" style:language-complex="zxx" style:country-complex="none"/>
    </style:style>
    <style:style style:name="P63" style:family="paragraph" style:parent-style-name="Standard">
      <style:paragraph-properties fo:margin-left="0in" fo:margin-right="0in" fo:text-indent="0.9445in" style:auto-text-indent="false"/>
      <style:text-properties style:font-name="Courier" fo:font-size="8pt" style:font-name-asian="SimSun" style:font-size-asian="8pt" style:font-name-complex="Arial Unicode MS" style:font-size-complex="8pt" style:language-complex="zxx" style:country-complex="none"/>
    </style:style>
    <style:style style:name="P64" style:family="paragraph" style:parent-style-name="Text_20_body">
      <style:paragraph-properties>
        <style:tab-stops>
          <style:tab-stop style:position="5.9638in" style:type="right" style:leader-style="dotted" style:leader-text="."/>
          <style:tab-stop style:position="6.5543in" style:type="right" style:leader-style="dotted" style:leader-text="."/>
        </style:tab-stops>
      </style:paragraph-properties>
    </style:style>
    <style:style style:name="P65" style:family="paragraph" style:parent-style-name="Text_20_body" style:master-page-name="Convert_20_5">
      <style:paragraph-properties style:page-number="auto" fo:break-before="page"/>
      <style:text-properties style:font-name-asian="SimSun" style:font-name-complex="Arial Unicode MS" style:language-complex="zxx" style:country-complex="none"/>
    </style:style>
    <style:style style:name="P66" style:family="paragraph" style:parent-style-name="List" style:list-style-name="WW8Num2">
      <style:paragraph-properties>
        <style:tab-stops>
          <style:tab-stop style:position="0.4909in"/>
        </style:tab-stops>
      </style:paragraph-properties>
      <style:text-properties style:font-name-complex="Arial Unicode MS" style:language-complex="zxx" style:country-complex="none"/>
    </style:style>
    <style:style style:name="P67" style:family="paragraph" style:parent-style-name="List" style:list-style-name="WW8Num8">
      <style:paragraph-properties>
        <style:tab-stops>
          <style:tab-stop style:position="0.5in"/>
        </style:tab-stops>
      </style:paragraph-properties>
      <style:text-properties style:font-name-complex="Arial Unicode MS" style:language-complex="zxx" style:country-complex="none"/>
    </style:style>
    <style:style style:name="P68" style:family="paragraph" style:parent-style-name="List" style:list-style-name="WW8Num13">
      <style:paragraph-properties>
        <style:tab-stops>
          <style:tab-stop style:position="0.1575in"/>
        </style:tab-stops>
      </style:paragraph-properties>
    </style:style>
    <style:style style:name="P69"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style>
    <style:style style:name="P70" style:family="paragraph" style:parent-style-name="List">
      <style:text-properties fo:font-style="italic" style:font-style-asian="italic"/>
    </style:style>
    <style:style style:name="P71"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text-properties fo:font-style="italic" style:font-style-asian="italic"/>
    </style:style>
    <style:style style:name="P72" style:family="paragraph" style:parent-style-name="List" style:list-style-name="WW8Num8">
      <style:paragraph-properties>
        <style:tab-stops>
          <style:tab-stop style:position="0.5in"/>
        </style:tab-stops>
      </style:paragraph-properties>
    </style:style>
    <style:style style:name="P73" style:family="paragraph" style:parent-style-name="List">
      <style:paragraph-properties fo:margin-left="0.5in" fo:margin-right="0in" fo:text-indent="0in" style:auto-text-indent="false"/>
      <style:text-properties style:font-name="Courier" fo:font-size="8pt" style:font-size-asian="8pt" style:font-name-complex="Arial Unicode MS" style:font-size-complex="8pt" style:language-complex="zxx" style:country-complex="none"/>
    </style:style>
    <style:style style:name="P74" style:family="paragraph" style:parent-style-name="Title">
      <style:paragraph-properties fo:margin-top="0in" fo:margin-bottom="0.0783in" style:snap-to-layout-grid="false"/>
      <style:text-properties style:font-name-complex="Arial Unicode MS" style:language-complex="zxx" style:country-complex="none"/>
    </style:style>
    <style:style style:name="P75" style:family="paragraph" style:parent-style-name="Subtitle">
      <style:paragraph-properties fo:margin-top="0.0783in" fo:margin-bottom="0in"/>
      <style:text-properties style:font-name-complex="Arial Unicode MS" style:language-complex="zxx" style:country-complex="none"/>
    </style:style>
    <style:style style:name="P76"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zxx" style:country-complex="none"/>
    </style:style>
    <style:style style:name="P77" style:family="paragraph" style:parent-style-name="Heading_20_2">
      <style:paragraph-properties>
        <style:tab-stops>
          <style:tab-stop style:position="0in"/>
        </style:tab-stops>
      </style:paragraph-properties>
      <style:text-properties style:font-name-complex="Arial Unicode MS" style:language-complex="zxx" style:country-complex="none"/>
    </style:style>
    <style:style style:name="P78" style:family="paragraph" style:parent-style-name="Heading_20_3">
      <style:paragraph-properties>
        <style:tab-stops>
          <style:tab-stop style:position="0in"/>
        </style:tab-stops>
      </style:paragraph-properties>
    </style:style>
    <style:style style:name="P79" style:family="paragraph" style:parent-style-name="Heading_20_3">
      <style:paragraph-properties>
        <style:tab-stops>
          <style:tab-stop style:position="0in"/>
        </style:tab-stops>
      </style:paragraph-properties>
      <style:text-properties style:font-name-complex="Arial Unicode MS" style:language-complex="zxx" style:country-complex="none"/>
    </style:style>
    <style:style style:name="P80" style:family="paragraph" style:parent-style-name="Heading_20_3">
      <style:paragraph-properties>
        <style:tab-stops>
          <style:tab-stop style:position="0in"/>
        </style:tab-stops>
      </style:paragraph-properties>
      <style:text-properties style:font-name-asian="SimSun" style:font-name-complex="Arial Unicode MS" style:language-complex="zxx" style:country-complex="none"/>
    </style:style>
    <style:style style:name="P81" style:family="paragraph" style:parent-style-name="Heading_20_4">
      <style:paragraph-properties>
        <style:tab-stops>
          <style:tab-stop style:position="0in"/>
        </style:tab-stops>
      </style:paragraph-properties>
      <style:text-properties style:font-name-complex="Arial Unicode MS" style:language-complex="zxx" style:country-complex="none"/>
    </style:style>
    <style:style style:name="P82" style:family="paragraph" style:parent-style-name="Footer">
      <style:paragraph-properties fo:margin-top="0in" fo:margin-bottom="0in"/>
      <style:text-properties style:font-name-complex="Arial Unicode MS" style:language-complex="zxx" style:country-complex="none"/>
    </style:style>
    <style:style style:name="P83" style:family="paragraph" style:parent-style-name="Table_20_Contents">
      <style:paragraph-properties fo:margin-top="0in" fo:margin-bottom="0in" style:snap-to-layout-grid="false"/>
      <style:text-properties style:font-name-complex="Arial Unicode MS" style:language-complex="zxx" style:country-complex="none"/>
    </style:style>
    <style:style style:name="P84"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zxx" style:country-complex="none"/>
    </style:style>
    <style:style style:name="P85" style:family="paragraph" style:parent-style-name="Table_20_Contents">
      <style:paragraph-properties fo:margin-top="0in" fo:margin-bottom="0in" style:snap-to-layout-grid="false"/>
      <style:text-properties style:font-name="Times" style:font-name-complex="Arial Unicode MS" style:language-complex="zxx" style:country-complex="none"/>
    </style:style>
    <style:style style:name="P86" style:family="paragraph" style:parent-style-name="Table_20_Heading">
      <style:paragraph-properties fo:margin-top="0in" fo:margin-bottom="0in" style:snap-to-layout-grid="false"/>
      <style:text-properties style:font-name-complex="Arial Unicode MS" style:language-complex="zxx" style:country-complex="none"/>
    </style:style>
    <style:style style:name="P87" style:family="paragraph" style:parent-style-name="Contents_20_2">
      <style:paragraph-properties>
        <style:tab-stops>
          <style:tab-stop style:position="5.7673in" style:type="right" style:leader-style="dotted" style:leader-text="."/>
          <style:tab-stop style:position="6.5543in" style:type="right" style:leader-style="dotted" style:leader-text="."/>
        </style:tab-stops>
      </style:paragraph-properties>
    </style:style>
    <style:style style:name="P88" style:family="paragraph" style:parent-style-name="Contents_20_Heading">
      <style:paragraph-properties fo:margin-top="0in" fo:margin-bottom="0in" fo:break-before="page"/>
      <style:text-properties style:font-name-complex="Arial Unicode MS" style:language-complex="zxx" style:country-complex="none"/>
    </style:style>
    <style:style style:name="P89" style:family="paragraph" style:parent-style-name="Contents_20_3">
      <style:paragraph-properties>
        <style:tab-stops>
          <style:tab-stop style:position="5.7673in" style:type="right" style:leader-style="dotted" style:leader-text="."/>
          <style:tab-stop style:position="7.3402in" style:type="right" style:leader-style="dotted" style:leader-text="."/>
        </style:tab-stops>
      </style:paragraph-properties>
    </style:style>
    <style:style style:name="P90" style:family="paragraph" style:parent-style-name="Contents_20_4">
      <style:paragraph-properties>
        <style:tab-stops>
          <style:tab-stop style:position="5.7673in" style:type="right" style:leader-style="dotted" style:leader-text="."/>
          <style:tab-stop style:position="8.1264in" style:type="right" style:leader-style="dotted" style:leader-text="."/>
        </style:tab-stops>
      </style:paragraph-properties>
    </style:style>
    <style:style style:name="P91" style:family="paragraph" style:parent-style-name="Figure">
      <style:paragraph-properties fo:margin-top="0.0827in" fo:margin-bottom="0in" fo:text-align="start" style:justify-single-word="false"/>
    </style:style>
    <style:style style:name="P92" style:family="paragraph" style:parent-style-name="Bibliography">
      <style:paragraph-properties fo:margin-top="0.0835in" fo:margin-bottom="0in"/>
    </style:style>
    <style:style style:name="P93" style:family="paragraph" style:parent-style-name="JustTitleCell">
      <style:paragraph-properties fo:margin-top="0in" fo:margin-bottom="0in" style:snap-to-layout-grid="false"/>
      <style:text-properties fo:font-weight="normal" style:font-weight-asian="normal" style:font-name-complex="Arial Unicode MS" style:language-complex="zxx" style:country-complex="none"/>
    </style:style>
    <style:style style:name="P94" style:family="paragraph" style:parent-style-name="Bibliography_20_Heading">
      <style:paragraph-properties fo:break-before="page"/>
      <style:text-properties style:font-name-complex="Arial Unicode MS" style:language-complex="zxx" style:country-complex="none"/>
    </style:style>
    <style:style style:name="P95"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zxx" style:country-complex="none"/>
    </style:style>
    <style:style style:name="P96" style:family="paragraph" style:parent-style-name="AuthorsList">
      <style:paragraph-properties fo:margin-top="0in" fo:margin-bottom="0in" style:snap-to-layout-grid="false"/>
      <style:text-properties style:font-name-complex="Arial Unicode MS" style:language-complex="zxx" style:country-complex="none"/>
    </style:style>
    <style:style style:name="P97" style:family="paragraph" style:parent-style-name="AbstractTitle">
      <style:paragraph-properties fo:margin-top="0in" fo:margin-bottom="0in" style:snap-to-layout-grid="false"/>
      <style:text-properties style:font-name-complex="Arial Unicode MS" style:language-complex="zxx" style:country-complex="none"/>
    </style:style>
    <style:style style:name="P98" style:family="paragraph">
      <style:paragraph-properties style:writing-mode="lr-tb"/>
    </style:style>
    <style:style style:name="P99" style:family="paragraph">
      <style:paragraph-properties fo:margin-top="0.0783in" fo:margin-bottom="0.0783in" fo:text-align="justify" style:text-autospace="ideograph-alpha" style:punctuation-wrap="hanging" style:line-break="strict" style:writing-mode="lr-tb"/>
    </style:style>
    <style:style style:name="P100" style:family="paragraph">
      <style:paragraph-properties fo:margin-left="0in" fo:margin-right="0in" fo:margin-top="0.0783in" fo:margin-bottom="0.0783in" fo:text-align="justify" fo:text-indent="0.1457in" style:text-autospace="ideograph-alpha" style:punctuation-wrap="hanging" style:line-break="strict" style:writing-mode="lr-tb"/>
    </style:style>
    <style:style style:name="P101" style:family="paragraph">
      <style:paragraph-properties fo:margin-left="0in" fo:margin-right="0in" fo:margin-top="0.0783in" fo:margin-bottom="0.0783in" fo:text-align="justify" fo:text-indent="0.3646in" style:text-autospace="ideograph-alpha" style:punctuation-wrap="hanging" style:line-break="strict" style:writing-mode="lr-tb"/>
    </style:style>
    <style:style style:name="T1" style:family="text">
      <style:text-properties style:font-name-complex="Arial Unicode MS"/>
    </style:style>
    <style:style style:name="T2" style:family="text">
      <style:text-properties style:font-name-complex="Arial Unicode MS" style:language-complex="zxx" style:country-complex="none"/>
    </style:style>
    <style:style style:name="T3" style:family="text">
      <style:text-properties style:language-complex="zxx" style:country-complex="none"/>
    </style:style>
    <style:style style:name="T4" style:family="text">
      <style:text-properties fo:font-style="italic" style:font-style-asian="italic"/>
    </style:style>
    <style:style style:name="T5" style:family="text">
      <style:text-properties fo:font-style="italic" style:font-style-asian="italic" style:font-name-complex="Arial Unicode MS" style:language-complex="zxx" style:country-complex="none" style:font-style-complex="italic"/>
    </style:style>
    <style:style style:name="T6" style:family="text">
      <style:text-properties fo:font-style="italic" style:font-style-asian="italic" style:font-style-complex="italic"/>
    </style:style>
    <style:style style:name="T7" style:family="text">
      <style:text-properties fo:font-style="italic" style:font-name-asian="SimSun" style:font-style-asian="italic" style:font-name-complex="Arial Unicode MS" style:language-complex="zxx" style:country-complex="none" style:font-style-complex="italic"/>
    </style:style>
    <style:style style:name="T8" style:family="text">
      <style:text-properties fo:language="zxx" fo:country="none"/>
    </style:style>
    <style:style style:name="T9" style:family="text">
      <style:text-properties fo:language="zxx" fo:country="none" fo:font-weight="bold" style:font-weight-asian="bold"/>
    </style:style>
    <style:style style:name="T10" style:family="text">
      <style:text-properties fo:language="zxx" fo:country="none" fo:font-style="italic" style:font-style-asian="italic"/>
    </style:style>
    <style:style style:name="T11" style:family="text">
      <style:text-properties fo:language="zxx" fo:country="none" fo:font-style="italic" fo:font-weight="bold" style:font-style-asian="italic" style:font-weight-asian="bold"/>
    </style:style>
    <style:style style:name="T12" style:family="text">
      <style:text-properties fo:font-size="8pt" fo:language="zxx" fo:country="none" fo:font-style="italic" style:font-size-asian="8pt" style:font-style-asian="italic" style:font-size-complex="8pt"/>
    </style:style>
    <style:style style:name="T13" style:family="text">
      <style:text-properties fo:font-size="8pt" style:font-name-asian="SimSun" style:font-size-asian="8pt" style:font-name-complex="Arial Unicode MS" style:font-size-complex="8pt" style:language-complex="zxx" style:country-complex="none"/>
    </style:style>
    <style:style style:name="T14" style:family="text">
      <style:text-properties style:font-name-asian="SimSun"/>
    </style:style>
    <style:style style:name="T15" style:family="text">
      <style:text-properties style:font-name-asian="SimSun" style:font-name-complex="Arial Unicode MS" style:language-complex="zxx" style:country-complex="none"/>
    </style:style>
    <style:style style:name="T16" style:family="text">
      <style:text-properties style:font-name="Courier" fo:font-size="8pt" style:font-size-asian="8pt" style:font-name-complex="Arial Unicode MS" style:font-size-complex="8pt" style:language-complex="zxx" style:country-complex="none"/>
    </style:style>
    <style:style style:name="T17" style:family="text">
      <style:text-properties style:font-name="Courier" fo:font-size="8pt" style:font-size-asian="8pt" style:font-size-complex="8pt"/>
    </style:style>
    <style:style style:name="T18" style:family="text">
      <style:text-properties style:font-name="Courier" fo:font-size="8pt" fo:language="es" fo:country="ES" style:font-size-asian="8pt" style:font-size-complex="8pt"/>
    </style:style>
    <style:style style:name="T19" style:family="text">
      <style:text-properties style:font-name="Courier" fo:font-size="8pt" fo:language="es" fo:country="ES" style:font-size-asian="8pt" style:font-name-complex="Arial Unicode MS" style:font-size-complex="8pt" style:language-complex="zxx" style:country-complex="none"/>
    </style:style>
    <style:style style:name="T20" style:family="text">
      <style:text-properties style:font-name="Courier" fo:font-size="8pt" style:font-name-asian="SimSun" style:font-size-asian="8pt" style:font-size-complex="8pt"/>
    </style:style>
    <style:style style:name="T21" style:family="text">
      <style:text-properties style:font-name="Courier" fo:font-size="8pt" style:font-name-asian="SimSun" style:font-size-asian="8pt" style:font-name-complex="Arial Unicode MS" style:font-size-complex="8pt" style:language-complex="zxx" style:country-complex="none"/>
    </style:style>
    <style:style style:name="T22" style:family="text">
      <style:text-properties style:font-name="Courier" style:language-complex="zxx" style:country-complex="none"/>
    </style:style>
    <style:style style:name="T23" style:family="text">
      <style:text-properties fo:language="es" fo:country="ES"/>
    </style:style>
    <style:style style:name="T24" style:family="text">
      <style:text-properties fo:color="#000000" style:font-name-complex="Arial Unicode MS" style:language-complex="zxx" style:country-complex="none"/>
    </style:style>
    <style:style style:name="T25" style:family="text">
      <style:text-properties fo:color="#000000" fo:font-weight="bold" style:letter-kerning="true" style:font-weight-asian="bold" style:font-name-complex="Arial Unicode MS" style:language-complex="zxx" style:country-complex="none"/>
    </style:style>
    <style:style style:name="T26" style:family="text">
      <style:text-properties fo:color="#000000" style:letter-kerning="true" style:font-name-complex="Arial Unicode MS" style:language-complex="zxx" style:country-complex="none"/>
    </style:style>
    <style:style style:name="T27" style:family="text">
      <style:text-properties fo:color="#000000" fo:language="en" fo:country="GB" style:font-name-asian="SimSun" style:font-name-complex="Arial Unicode MS" style:font-size-complex="10pt" style:language-complex="zxx" style:country-complex="none"/>
    </style:style>
    <style:style style:name="T28" style:family="text">
      <style:text-properties fo:color="#000000" style:font-name-complex="Arial Unicode MS" style:language-complex="zxx" style:country-complex="none"/>
    </style:style>
    <style:style style:name="T29" style:family="text">
      <style:text-properties fo:language="en" fo:country="GB" style:language-complex="zxx" style:country-complex="none"/>
    </style:style>
    <style:style style:name="T30" style:family="text">
      <style:text-properties fo:color="#000000" style:font-name="Times New Roman" fo:font-size="10.5pt" fo:language="es" fo:country="ES" fo:font-style="normal" style:letter-kerning="true" style:font-name-asian="SimSun" style:font-size-asian="10.5pt" style:language-asian="zxx" style:country-asian="none" style:font-style-asian="normal" style:font-name-complex="Arial Unicode MS" style:font-size-complex="12pt" style:language-complex="zxx" style:country-complex="none"/>
    </style:style>
    <style:style style:name="T31" style:family="text">
      <style:text-properties fo:color="#000000" style:font-name="Times New Roman" fo:font-size="10.5pt" fo:language="en" fo:country="US" fo:font-style="normal" style:letter-kerning="true" style:font-name-asian="SimSun" style:font-size-asian="10.5pt" style:language-asian="zxx" style:country-asian="none" style:font-style-asian="normal" style:font-name-complex="Arial Unicode MS" style:font-size-complex="12pt" style:language-complex="zxx" style:country-complex="none"/>
    </style:style>
    <style:style style:name="T32" style:family="text">
      <style:text-properties fo:color="#000000" style:font-name="Times New Roman" fo:font-size="10pt" fo:language="en" fo:country="US" fo:font-style="normal" style:font-name-asian="HG Mincho Light J" style:font-size-asian="10pt" style:language-asian="zxx" style:country-asian="none" style:font-style-asian="normal" style:font-name-complex="Arial Unicode MS" style:font-size-complex="12pt" style:language-complex="zxx" style:country-complex="none"/>
    </style:style>
    <style:style style:name="fr1" style:family="graphic" style:parent-style-name="Frame">
      <style:graphic-properties fo:margin-left="0.1256in" fo:margin-right="0.1256in" fo:margin-top="0.0791in" fo:margin-bottom="0.0791in" style:wrap="none" style:vertical-pos="from-top" style:vertical-rel="paragraph" style:horizontal-pos="center"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76"><draw:frame draw:style-name="fr2" draw:name="graphics1" text:anchor-type="char" svg:x="0in" svg:y="0.1563in" svg:width="1.422in" svg:height="0.9091in" draw:z-index="6"><draw:image xlink:href="Pictures/100000000000009C000000715416645E.jpg" xlink:type="simple" xlink:show="embed" xlink:actuate="onLoad"/></draw:frame></text:p>
          </table:table-cell>
          <table:table-cell table:style-name="Table1.A1" office:value-type="string">
            <text:p text:style-name="P93"><text:line-break/><text:line-break/>NORDUGRID</text:p>
          </table:table-cell>
        </table:table-row>
      </table:table>
      <text:p text:style-name="Text_20_body"/>
      <text:p text:style-name="P9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84">NORDUGRID-TECH-16<text:line-break/>6/8/08</text:p>
          </table:table-cell>
          <table:covered-table-cell/>
          <table:covered-table-cell/>
        </table:table-row>
        <table:table-row table:style-name="Table2.2">
          <table:table-cell table:style-name="Table2.A1" table:number-columns-spanned="3" office:value-type="string">
            <text:p text:style-name="P74">Security Framework of ARC1</text:p>
            <text:p text:style-name="P75"/>
          </table:table-cell>
          <table:covered-table-cell/>
          <table:covered-table-cell/>
        </table:table-row>
        <table:table-row table:style-name="Table2.3">
          <table:table-cell table:style-name="Table2.A1" table:number-columns-spanned="3" office:value-type="string">
            <text:p text:style-name="P96">W.Qiang, A.Konstantinov</text:p>
          </table:table-cell>
          <table:covered-table-cell/>
          <table:covered-table-cell/>
        </table:table-row>
        <table:table-row table:style-name="Table2.4">
          <table:table-cell table:style-name="Table2.A1" table:number-columns-spanned="3" office:value-type="string">
            <text:p text:style-name="P97">Abstract</text:p>
          </table:table-cell>
          <table:covered-table-cell/>
          <table:covered-table-cell/>
        </table:table-row>
        <table:table-row table:style-name="Table2.5">
          <table:table-cell table:style-name="Table2.A1" office:value-type="string">
            <text:p text:style-name="P85"/>
          </table:table-cell>
          <table:table-cell table:style-name="Table2.A1" office:value-type="string">
            <text:p text:style-name="P48">This document is about security design concerns and ideas, as well as security framework implementation in the ARC1 middleware.</text:p>
          </table:table-cell>
          <table:table-cell table:style-name="Table2.A1" office:value-type="string">
            <text:p text:style-name="P83"/>
          </table:table-cell>
        </table:table-row>
      </table:table>
      <text:p text:style-name="P88">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8.126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8.91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9.6984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0.484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1.2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2.057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8429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87"><text:a xlink:type="simple" xlink:href="#1.1.Introduction|outline">1. <text:s/>Introduction<text:tab/>4</text:a></text:p>
          <text:p text:style-name="P87"><text:a xlink:type="simple" xlink:href="#1.2.Security architecture in HED. SecHandler and PDP|outline">2. <text:s/>Security architecture in HED. SecHandler and PDP<text:tab/>4</text:a></text:p>
          <text:p text:style-name="P89"><text:a xlink:type="simple" xlink:href="#1.2.1.Structure of SecHandler and PDP|outline">2.1. <text:s/>Structure of SecHandler and PDP<text:tab/>4</text:a></text:p>
          <text:p text:style-name="P89"><text:a xlink:type="simple" xlink:href="#1.2.2.Interface of SecHandler|outline">2.2. <text:s/>Interface of SecHandler<text:tab/>6</text:a></text:p>
          <text:p text:style-name="P89"><text:a xlink:type="simple" xlink:href="#1.2.3.Interface of PDP|outline">2.3. <text:s/>Interface of PDP<text:tab/>7</text:a></text:p>
          <text:p text:style-name="P87"><text:a xlink:type="simple" xlink:href="#1.3.Policy Evaluation Engine|outline">3. <text:s/>Policy Evaluation Engine<text:tab/>8</text:a></text:p>
          <text:p text:style-name="P89"><text:a xlink:type="simple" xlink:href="#1.3.1.Design of policy evaluation engine|outline">3.1. <text:s/>Design of policy evaluation engine<text:tab/>8</text:a></text:p>
          <text:p text:style-name="P89"><text:a xlink:type="simple" xlink:href="#1.3.2.Schemas for policy evaluation engine|outline">3.2. <text:s/>Schemas for policy evaluation engine<text:tab/>8</text:a></text:p>
          <text:p text:style-name="P89"><text:a xlink:type="simple" xlink:href="#1.3.3.Basic Elements of Policy|outline">3.3. <text:s/>Basic Elements of Policy<text:tab/>9</text:a></text:p>
          <text:p text:style-name="P89"><text:a xlink:type="simple" xlink:href="#1.3.4.Policy MAtching|outline">3.4. <text:s/>Policy MAtching<text:tab/>10</text:a></text:p>
          <text:p text:style-name="P89"><text:a xlink:type="simple" xlink:href="#1.3.5.Request Structure|outline">3.5. <text:s/>Request Structure<text:tab/>12</text:a></text:p>
          <text:p text:style-name="P89"><text:a xlink:type="simple" xlink:href="#1.3.6.Rule Composition and Matching|outline">3.6. <text:s/>Rule Composition and Matching<text:tab/>14</text:a></text:p>
          <text:p text:style-name="P89"><text:a xlink:type="simple" xlink:href="#1.3.7.Rule Elements Matching|outline">3.7. <text:s/>Rule Elements Matching<text:tab/>15</text:a></text:p>
          <text:p text:style-name="P89"><text:a xlink:type="simple" xlink:href="#1.3.8.Interface for using the policy evaluation engine|outline">3.8. <text:s/>Interface for using the policy evaluation engine<text:tab/>17</text:a></text:p>
          <text:p text:style-name="P87"><text:a xlink:type="simple" xlink:href="#1.4.Policy Decision Service|outline">4. <text:s/>Policy Decision Service<text:tab/>18</text:a></text:p>
          <text:p text:style-name="P87"><text:a xlink:type="simple" xlink:href="#1.5.Security Attributes|outline">5. <text:s/>Security Attributes<text:tab/>18</text:a></text:p>
          <text:p text:style-name="P89"><text:a xlink:type="simple" xlink:href="#1.5.1.Infrastructure|outline">5.1. <text:s/>Infrastructure<text:tab/>18</text:a></text:p>
          <text:p text:style-name="P89"><text:a xlink:type="simple" xlink:href="#1.5.2.Available collectors|outline">5.2. <text:s/>Available collectors<text:tab/>19</text:a></text:p>
          <text:p text:style-name="P90"><text:a xlink:type="simple" xlink:href="#1.5.2.1.TCP|outline">5.2.1. <text:s/>TCP<text:tab/>19</text:a></text:p>
          <text:p text:style-name="P90"><text:a xlink:type="simple" xlink:href="#1.5.2.2.TLS|outline">5.2.2. <text:s/>TLS<text:tab/>19</text:a></text:p>
          <text:p text:style-name="P90"><text:a xlink:type="simple" xlink:href="#1.5.2.3.HTTP|outline">5.2.3. <text:s/>HTTP<text:tab/>19</text:a></text:p>
          <text:p text:style-name="P90"><text:a xlink:type="simple" xlink:href="#1.5.2.4.SOAP|outline">5.2.4. <text:s/>SOAP<text:tab/>19</text:a></text:p>
          <text:p text:style-name="P87"><text:a xlink:type="simple" xlink:href="#1.6.Delegation Restrictions|outline">6. <text:s/>Delegation Restrictions<text:tab/>20</text:a></text:p>
          <text:p text:style-name="P89"><text:a xlink:type="simple" xlink:href="#1.6.1.Delegation Architecture|outline">6.1. <text:s/>Delegation Architecture<text:tab/>20</text:a></text:p>
          <text:p text:style-name="P89"><text:a xlink:type="simple" xlink:href="#1.6.2.Delegation Collector|outline">6.2. <text:s/>Delegation Collector<text:tab/>20</text:a></text:p>
          <text:p text:style-name="P89"><text:a xlink:type="simple" xlink:href="#1.6.3.Delegation PDP|outline">6.3. <text:s/>Delegation PDP<text:tab/>20</text:a></text:p>
          <text:p text:style-name="P89"><text:a xlink:type="simple" xlink:href="#1.6.4.Delegation interface|outline">6.4. <text:s/>Delegation interface<text:tab/>20</text:a></text:p>
          <text:p text:style-name="P87"><text:a xlink:type="simple" xlink:href="#1.7.Schemas, descriptions and examples|outline">7. <text:s/>Schemas, descriptions and examples<text:tab/>21</text:a></text:p>
          <text:p text:style-name="P89"><text:a xlink:type="simple" xlink:href="#1.7.1.Authorization Policy|outline">7.1. <text:s/>Authorization Policy<text:tab/>21</text:a></text:p>
          <text:p text:style-name="P89"><text:a xlink:type="simple" xlink:href="#1.7.2.Authorization Request|outline">7.2. <text:s/>Authorization Request<text:tab/>21</text:a></text:p>
          <text:p text:style-name="P89"><text:a xlink:type="simple" xlink:href="#1.7.3.Authorization Response|outline">7.3. <text:s/>Authorization Response<text:tab/>21</text:a></text:p>
          <text:p text:style-name="P89"><text:a xlink:type="simple" xlink:href="#1.7.4.Interface of policy decision service|outline">7.4. <text:s/>Interface of policy decision service<text:tab/>21</text:a></text:p>
          <text:p text:style-name="P89"><text:a xlink:type="simple" xlink:href="#1.7.5.Configuration of PDP service|outline">7.5. <text:s/>Configuration of PDP service<text:tab/>21</text:a></text:p>
          <text:p text:style-name="P89"><text:a xlink:type="simple" xlink:href="#1.7.6.SimpleList PDP configuration and Policy Example|outline">7.6. <text:s/>SimpleList PDP configuration and Policy Example<text:tab/>22</text:a></text:p>
          <text:p text:style-name="P89"><text:a xlink:type="simple" xlink:href="#1.7.7.Arc PDP configuration and Policy Example|outline">7.7. <text:s/>Arc PDP configuration and Policy Example<text:tab/>22</text:a></text:p>
          <text:p text:style-name="P89"><text:a xlink:type="simple" xlink:href="#1.7.8.PDP Service Invoker configuration|outline">7.8. <text:s/>PDP Service Invoker configuration<text:tab/>24</text:a></text:p>
          <text:p text:style-name="P89"><text:soft-page-break/><text:a xlink:type="simple" xlink:href="#1.7.9.Delegation PDP configuration|outline">7.9. <text:s/>Delegation PDP configuration<text:tab/>24</text:a></text:p>
          <text:p text:style-name="P89"><text:a xlink:type="simple" xlink:href="#1.7.10.Delegation SecHandler Configuration|outline">7.10. <text:s/>Delegation SecHandler Configuration<text:tab/>24</text:a></text:p>
          <text:p text:style-name="P89"><text:a xlink:type="simple" xlink:href="#1.7.11.UsernameToken SecHandler configuration|outline">7.11. <text:s/>UsernameToken SecHandler configuration<text:tab/>25</text:a></text:p>
          <text:p text:style-name="P89"><text:a xlink:type="simple" xlink:href="#1.7.12.X509Token SecHandler configuration|outline">7.12. <text:s/>X509Token SecHandler configuration<text:tab/>25</text:a></text:p>
          <text:p text:style-name="P87"><text:a xlink:type="simple" xlink:href="#1.8.User Manual|outline">8. <text:s/>User Manual<text:tab/>25</text:a></text:p>
          <text:p text:style-name="P89"><text:a xlink:type="simple" xlink:href="#1.8.1.Authorization SecHandler and PDPs|outline">8.1. <text:s/>Authorization SecHandler and PDPs<text:tab/>26</text:a></text:p>
          <text:p text:style-name="P89"><text:a xlink:type="simple" xlink:href="#1.8.2.Delegation SecHandler, Delegation PDP and Proxy Certificate Generation|outline">8.2. <text:s/>Delegation SecHandler, Delegation PDP and Proxy Certificate Generation<text:tab/>26</text:a></text:p>
          <text:p text:style-name="P89"><text:a xlink:type="simple" xlink:href="#1.8.3.VOMS Proxy Certificate|outline">8.3. <text:s/>VOMS Proxy Certificate<text:tab/>28</text:a></text:p>
          <text:p text:style-name="P89"><text:a xlink:type="simple" xlink:href="#1.8.4.UsernameToken SecHandler|outline">8.4. <text:s/>UsernameToken SecHandler<text:tab/>29</text:a></text:p>
          <text:p text:style-name="P89"><text:a xlink:type="simple" xlink:href="#1.8.5.X509Token SecHandler|outline">8.5. <text:s/>X509Token SecHandler<text:tab/>29</text:a></text:p>
        </text:index-body>
      </text:table-of-content>
      <text:section text:style-name="Sect2" text:name="Section2">
        <text:p text:style-name="P64"/>
      </text:section>
      <text:section text:style-name="Sect2" text:name="Section3">
        <text:p text:style-name="P1"/>
      </text:section>
      <text:section text:style-name="Sect3" text:name="Section4">
        <text:p text:style-name="P1"/>
      </text:section>
      <text:p text:style-name="P65"/>
      <text:h text:style-name="P77" text:outline-level="2">Introduction</text:h>
      <text:p text:style-name="P2">The security framework of the ARC1 includes two parts of capabilities: security capability embedded in hosting environment, and security capability implemented as plug-ins with well-defined interfaces which can be accessed by hosting environment and applications. The following design concerns were employed when designing:</text:p>
      <text:list text:style-name="WW8Num2">
        <text:list-item>
          <text:p text:style-name="P66">Interoperability and standardization</text:p>
        </text:list-item>
      </text:list>
      <text:p text:style-name="Standard">In consistent with the main design concern of the ARC1, interoperability and standardization is considered in security framework. For example, in terms of authentication, PKI infrastructure and proxy certificate (RFC3820 [1]) is used as most of the other grid middle-wares do. Since supporting of standardization is a way for implementing interoperability, some standard specifications have been implemented as prototype and tested, such as SAML specification.</text:p>
      <text:list text:style-name="WW8Num2">
        <text:list-item>
          <text:p text:style-name="P66">Modularity and extensibility </text:p>
        </text:list-item>
      </text:list>
      <text:p text:style-name="Standard">Besides the security functionality which is embedded in hosting environment, the other security functionality is implemented as plug-ins which has well-defined interfaces, and is configurable and dynamically loadable. Since the interoperation interface between security plug-in and hosting environment or applications is predefined, it is easy to extend the security functionality in order to support some other security capability by implementing the interface.</text:p>
      <text:list text:style-name="WW8Num2">
        <text:list-item>
          <text:p text:style-name="P66">Backward compatibility </text:p>
        </text:list-item>
      </text:list>
      <text:p text:style-name="P2">The GSI (Grid Security Infrastructure) based mechanism has been a de-facto solution for grid security. The design of security framework should be compatible to it.</text:p>
      <text:p text:style-name="Standard"><text:s/></text:p>
      <text:h text:style-name="P77" text:outline-level="2">Security architecture in HED. SecHandler and PDP</text:h>
      <text:h text:style-name="P79" text:outline-level="3">Structure of SecHandler and PDP</text:h>
      <text:p text:style-name="Standard">In the implementation of the ARC1, there is a Service Container – the Hosting Environment Daemon (HED) (D1.2-2, [2]) which provides a hosting place for various services in application level, as well as a flexible and efficient communication mechanism.</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components (plug-ins) called SecHandler. The SecHandler components are C++ classes and provide method for processing messages traveling through Message Chains of the HED. Each MCC or Service <text:s/>usually implement two queues of SecHandlers – one for incoming messages and one for outgoing called “incoming” and “outgoing” respectively. It is possible for MCC or Service to implement other set of queues. Please check documentation of particular component for that particular information. All SecHandler components attached to the queue are executed sequentially. If any of them fails, message processing fails as well.</text:p>
      <text:p text:style-name="Standard">Each SecHandler is configured inside same configuration file used for configuring whole chain of MCCs. Some of implemented SecHandler components also make use of pluggable and configurable sub-modules which specifically handle various security functionalities, such as authorization, authentication, etc. The currently implemented sub-modules used by some SecHandlers are Policy Decision Point (PDP) components such as Arc PDP which can process ARC specific Request and Policy documents. Figure 1 gives the structure of a MCC/Service, and the message sequence inside it. And Figure 2 shows the configuration of SecHandler components for an example “Echo” service.</text:p>
      <text:p text:style-name="Standard"/>
      <text:p text:style-name="Standard"><text:soft-page-break/><draw:frame draw:style-name="fr3" draw:name="graphics2" text:anchor-type="as-char" svg:width="5.7709in" svg:height="4.5209in" draw:z-index="0"><draw:image xlink:href="Pictures/100000000000022A000001B28FF53ED5.jpg" xlink:type="simple" xlink:show="embed" xlink:actuate="onLoad"/></draw:frame></text:p>
      <text:p text:style-name="P91"><text:span text:style-name="T2">Figure </text:span><text:span text:style-name="T2"><text:sequence text:ref-name="refFigure0" text:name="Figure" text:formula="ooow:Figure+1" style:num-format="1">1</text:sequence></text:span><text:span text:style-name="T2">. There are usually two chains of SecHandlers inside the MCC or service. Each SecHandler will parse the Security Attributes which are generated by the upstream MCC/services or probably upstream SecHandlers in the same or other MCC/Service, and do message processing or authenticate or authorize the incoming/outgoing message based on the collected information. The SecHandler can also change the payload and attributes of Messsage itself. For example, the Username-Token SecHandler will insert the WSS Username Token [3] into header part of SOAP message. The PDPs are called by the SecHandlers and are supposed to make authorization decision. Here the two local PDP and one remote PDP service is just for demonstration, and one or any number of PDPs can be configured under each SecHandler.</text:span></text:p>
      <text:p text:style-name="P10"/>
      <text:p text:style-name="Standard"><text:soft-page-break/><draw:g text:anchor-type="as-char" svg:y="0in" draw:z-index="1" draw:style-name="gr1"><draw:custom-shape draw:style-name="gr2" draw:text-style-name="P98" svg:width="5.7469in" svg:height="4.176in" svg:x="0in" svg:y="0in"><text:p/><draw:enhanced-geometry svg:viewBox="0 0 21600 21600" draw:type="rectangle" draw:enhanced-path="M 0 0 L 21600 0 21600 21600 0 21600 0 0 Z N"/></draw:custom-shape><draw:frame draw:style-name="gr3" draw:text-style-name="P99" svg:width="5.4953in" svg:height="4.0362in" svg:x="0.1161in" svg:y="0.1307in"><draw:text-box><text:p text:style-name="P99"><text:span text:style-name="T30">&lt;Service name="echo" id="echo"&gt;</text:span></text:p><text:p text:style-name="P100"><text:span text:style-name="T31">&lt;SecHandler name="identity.map" id="map" event="incoming"&gt;</text:span></text:p><text:p text:style-name="P101"><text:span text:style-name="T31">&lt;PDP name="allow.pdp"&gt;&lt;LocalName&gt;test&lt;/LocalName&gt;&lt;/PDP&gt;</text:span></text:p><text:p text:style-name="P100"><text:span text:style-name="T31">&lt;/SecHandler&gt;</text:span></text:p><text:p text:style-name="P100"><text:span text:style-name="T31">&lt;SecHandler name="arc.authz" id="authz" event="incoming"&gt;</text:span></text:p><text:p text:style-name="P101"><text:span text:style-name="T31">&lt;PDP name="arc.pdp"&gt;</text:span></text:p><text:p text:style-name="P101"><text:span text:style-name="T31"><text:s text:c="4"/></text:span><text:span text:style-name="T31">&lt;PolicyStore&gt;</text:span></text:p><text:p text:style-name="P101"><text:span text:style-name="T31"><text:s text:c="8"/></text:span><text:span text:style-name="T31">&lt;Location type="file"&gt;policy.xml&lt;/Location&gt;</text:span></text:p><text:p text:style-name="P101"><text:span text:style-name="T31"><text:s text:c="8"/></text:span><text:span text:style-name="T31">&lt;!-- other policy location--&gt;</text:span></text:p><text:p text:style-name="P101"><text:span text:style-name="T31"><text:s text:c="4"/></text:span><text:span text:style-name="T31">&lt;/PolicyStore&gt;</text:span></text:p><text:p text:style-name="P101"><text:span text:style-name="T31">&lt;/PDP&gt;</text:span></text:p><text:p text:style-name="P101"><text:span text:style-name="T31">&lt;PDP name="simplelist.pdp" location="pemittedlist.txt"/&gt;</text:span></text:p><text:p text:style-name="P100"><text:span text:style-name="T31">&lt;/SecHandler&gt;</text:span></text:p><text:p text:style-name="P99"><text:span text:style-name="T31">&lt;/Service&gt;</text:span></text:p><text:p text:style-name="P99"><text:span text:style-name="T32"/></text:p></draw:text-box></draw:frame></draw:g></text:p>
      <text:p text:style-name="Figure">Figure <text:sequence text:ref-name="refFigure1" text:name="Figure" text:formula="ooow:Figure+1" style:num-format="1">2</text:sequence>. Example Echo service is configured to use two SecHandlers, both responsible for authorization. First SecHandler uses the identity of client extracted from the incoming message to map it into local identity like local Linux username. In this case all clients are mapped to local account “test”. The second one uses two PDPs: one will compose ARC specific authorization request based on the Security Attributes collected from “incoming” message and evaluate it against the ARC specific authorization policy which is defined in local file “policy.xml”; the other will compare the X509 identity of client extracted from the incoming message against list of identities stored locally.</text:p>
      <text:h text:style-name="P79" text:outline-level="3">Interface of SecHandler</text:h>
      <text:p text:style-name="Standard">When one component (MCC or service) is loaded according to the configuration information, the SecHandler under the component and the plug-ins like PDP which are attached to the SecHandler will be loaded as well. </text:p>
      <text:p text:style-name="Standard">There is one simple interface (see Figure 3) defined in class SecHandler, which will be called by the containing MCC/Service once there is message (incoming or outgoing) need to be processed.</text:p>
      <text:p text:style-name="Figure">Figure <text:sequence text:ref-name="refFigure2" text:name="Figure" text:formula="ooow:Figure+1" style:num-format="1">3</text:sequence>. class SecHandler is an abstract class which includes a general interface called Handle which uses Message object as argument. Any security handler implementation should inherit class SecHandler and implement the interface according to the actual functionality. The interface only return simple Boolean value, and any useful information generated during the calling of this interface should be put into the security attribute of the message, or put into the payload itself. <draw:frame draw:style-name="fr1" draw:name="Frame1" text:anchor-type="char" svg:y="0.0465in" svg:width="3.3752in" svg:height="1.4654in" draw:z-index="7"><draw:text-box><text:p text:style-name="P47"><text:span text:style-name="T2"><text:s text:c="2"/>class SecHandler {</text:span></text:p><text:p text:style-name="Standard"><text:s text:c="3"/>public:</text:p><text:p text:style-name="Standard"><text:s text:c="4"/>SecHandler(Arc::Config*) {};</text:p><text:p text:style-name="Standard"><text:s text:c="4"/>virtual ~SecHandler() {};</text:p><text:p text:style-name="Standard"><text:s text:c="4"/>virtual bool <text:span text:style-name="T4">Handle</text:span>(Arc::Message *msg) = 0;</text:p><text:p text:style-name="P50"><text:span text:style-name="T2"><text:s text:c="2"/>};</text:span></text:p></draw:text-box></draw:frame></text:p>
      <text:p text:style-name="Standard"><text:soft-page-break/>Currently, the ARC1 comes with the following four security handler implemented: </text:p>
      <text:list text:style-name="WW8Num13">
        <text:list-item>
          <text:p text:style-name="P68"><text:span text:style-name="T5">arc.authz</text:span><text:span text:style-name="T2"> – Authorization SecHandler</text:span></text:p>
        </text:list-item>
      </text:list>
      <text:p text:style-name="Standard">The <text:span text:style-name="T6">arc.authz</text:span> is responsible for calling the interface of policy decision point and getting back the authorization result, and then making decision according to this authorization result. There is one simple interface (see Figure 4) defined in PDP, which will be called by <text:span text:style-name="T6">arc.authz</text:span> if configured inside once there is message (incoming or outgoing) need to be processed.</text:p>
      <text:list text:style-name="WW8Num13">
        <text:list-item>
          <text:p text:style-name="P68"><text:span text:style-name="T5">identity.map</text:span><text:span text:style-name="T2"> – Identity Mapping SecHandler</text:span></text:p>
        </text:list-item>
      </text:list>
      <text:p text:style-name="Standard">The <text:span text:style-name="T6">identity.map</text:span> is a specific authorization oriented security handler. It will map the global identity in the message into local identity like system username based on the result returned by Policy Decision Point components.</text:p>
      <text:list text:style-name="WW8Num13">
        <text:list-item>
          <text:p text:style-name="P68"><text:span text:style-name="T5">delegation.collector</text:span><text:span text:style-name="T2"> – Delegation SecHandler</text:span></text:p>
        </text:list-item>
      </text:list>
      <text:p text:style-name="Standard">The <text:span text:style-name="T6">delegation.collector</text:span> is responsible for collecting the delegation policy information from the remote proxy credential (proxy certificate is compatible to RFC3820) inside the message, and putting this policy into message’s security attribute for the usage of other components, such as <text:s/><text:span text:style-name="T6">delegation.pdp</text:span>.</text:p>
      <text:list text:style-name="WW8Num13">
        <text:list-item>
          <text:p text:style-name="P68"><text:span text:style-name="T5">usernametoken.handler</text:span><text:span text:style-name="T2"> – UseranemToken SecHandler</text:span></text:p>
        </text:list-item>
      </text:list>
      <text:p text:style-name="Standard">The task of the <text:s/><text:span text:style-name="T6">usernametoken.handler</text:span> is to generate the WS-Security Username-Token and add it into header of SOAP message which is the payload of outgoing message. It can also extract the WS-Security Username-Token from the header of SOAP message which is the payload of incoming message.</text:p>
      <text:h text:style-name="P79" text:outline-level="3"><text:bookmark-start text:name="_Ref204009855"/><text:bookmark-start text:name="Ref_PDP Interface"/><text:bookmark-end text:name="Ref_PDP Interface"/>Interface of PDP<text:bookmark-end text:name="_Ref204009855"/></text:h>
      <text:p text:style-name="Standard">Figure 4 shows the definition of abstract class PDP. The implementation could be some function which implements the interface by composing the policy evaluation request, evaluating this request against some policy, and returning the evaluation result, or just by composing the policy evaluation request, invoking some remote policy decision web service and getting back the evaluation result.</text:p>
      <text:p text:style-name="Figure">Figure <text:sequence text:ref-name="refFigure3" text:name="Figure" text:formula="ooow:Figure+1" style:num-format="1">4</text:sequence>. class PDP is an abstract class which includes a general interface called isPermitted which uses Message object as argument. Any policy decision point implementation should inherit class PDP and implement the interface according to the actual functionality. The interface only return simple Boolean value, and any useful information generated during the calling of this interface should be put into the security attribute of the message, or put into the payload itself.<draw:frame draw:style-name="fr1" draw:name="Frame2" text:anchor-type="char" svg:y="0.0492in" svg:width="3.8752in" svg:height="1.4091in" draw:z-index="8"><draw:text-box><text:p text:style-name="P47"><text:span text:style-name="T2"><text:s text:c="2"/>class PDP {</text:span></text:p><text:p text:style-name="Standard"><text:s text:c="3"/>public:</text:p><text:p text:style-name="Standard"><text:s text:c="4"/>PDP(Arc::Config* cfg) { };</text:p><text:p text:style-name="Standard"><text:s text:c="4"/>virtual ~PDP() {};</text:p><text:p text:style-name="Standard"><text:s text:c="4"/>virtual bool <text:span text:style-name="T4">isPermitted</text:span>(Arc::Message *msg) = 0;</text:p><text:p text:style-name="P50"><text:span text:style-name="T2"><text:s text:c="2"/>};</text:span></text:p></draw:text-box></draw:frame></text:p>
      <text:p text:style-name="Standard">Currently, the ARC1 comes with the following four policy decision point implementation: </text:p>
      <text:list text:style-name="WW8Num13">
        <text:list-item>
          <text:p text:style-name="P68"><text:span text:style-name="T5">arc.pdp </text:span><text:span text:style-name="T2">– Arc PDP</text:span></text:p>
        </text:list-item>
      </text:list>
      <text:p text:style-name="Standard">The Arc PDP will organize the security attributes into the ARC specific authorization request, call the policy evaluator to evaluate the request against the policy (which is in ARC specific format) repository, and get back the evaluation result. See paragraph 3 for detail information about request schema and policy schema.</text:p>
      <text:list text:style-name="WW8Num13">
        <text:list-item>
          <text:p text:style-name="P68"><text:span text:style-name="T5">delegtion.pdp</text:span><text:span text:style-name="T2"> – Delegation PDP</text:span></text:p>
        </text:list-item>
      </text:list>
      <text:p text:style-name="Standard"><text:soft-page-break/>The Delegation PDP is basically similar to Arc PDP, except it uses the delegation policy parsed from remote proxy credential by <text:span text:style-name="T6">delegation.collector</text:span>, and evaluates the request against delegation policy. See section <text:bookmark-ref text:reference-format="chapter" text:ref-name="_Ref204009393">6</text:bookmark-ref>for the design idea and use case of delegation policy in fine-grained identity delegation.</text:p>
      <text:list text:style-name="WW8Num13">
        <text:list-item>
          <text:p text:style-name="P68"><text:span text:style-name="T5">simplelist.pdp</text:span><text:span text:style-name="T2"> – Simplelist PDP</text:span></text:p>
        </text:list-item>
      </text:list>
      <text:p text:style-name="Standard">The Simplelist PDP is a simplest implementation of policy decision point. It will match the identity extracted from the remote credential (or proxy credential) with local list of permitted identities.</text:p>
      <text:list text:style-name="WW8Num13">
        <text:list-item>
          <text:p text:style-name="P68"><text:span text:style-name="T5">pdpservice.invoker</text:span><text:span text:style-name="T2"> – PDP Service Invoker</text:span></text:p>
        </text:list-item>
      </text:list>
      <text:p text:style-name="Standard">The PDP Service Invoker is a client which can be used to invoke the PDP Service which implements the same functionality as Arc PDP, except that the evaluation request and response are carried by SOAP message. The benefit of implementing PDP Service and PDP Service Invoker is that the policy evaluation engine can be accessed remotely and maintained centrally.</text:p>
      <text:h text:style-name="P77" text:outline-level="2"><text:bookmark-start text:name="Ref_Policy Eval"/><text:bookmark-end text:name="Ref_Policy Eval"/>Policy Evaluation Engine</text:h>
      <text:h text:style-name="P79" text:outline-level="3">Design of policy evaluation engine</text:h>
      <text:p text:style-name="Standard">The ARC1 defines specific evaluation request and policy schema. Based on the schema definition, one policy evaluation engine is implemented. The design principal of policy evaluation engine is generality by which the implementation of the policy evaluation engine can be easily extended to adopt some other policy schema, such as XACML policy schema.</text:p>
      <text:p text:style-name="Standard">Figure 5 shows the UML class diagram about the policy evaluation engine. It shows all classes and relations simultaneously for getting the overall picture. </text:p>
      <text:p text:style-name="Standard">The <text:span text:style-name="T6">Evaluator</text:span> class is the key class for policy evaluation. It accepts request evaluates it against loaded policy and returns evaluation response. </text:p>
      <text:p text:style-name="Standard">Three abstract factories - <text:span text:style-name="T6">FnFactory</text:span>, <text:span text:style-name="T6">AlgFactory</text:span>, <text:span text:style-name="T6">AttributeFactory</text:span> - are responsible for creating the <text:span text:style-name="T6">Function</text:span>, <text:span text:style-name="T6">CombiningAlg</text:span> and <text:span text:style-name="T6">AttributeValue</text:span> objects correspondingly. The classes inherited from <text:span text:style-name="T6">CombiningAlg</text:span> class take care of implementing various combining algorithms which define relations between &lt;Rule/&gt; elements in policy. The <text:span text:style-name="T6">AttributeValue</text:span> type of classes are used for processing different types of &lt;Attribute/&gt; and similar elements. The <text:span text:style-name="T6">Function</text:span> classes take care of comparing &lt;Attribute/&gt; elements of request and policy. </text:p>
      <text:p text:style-name="Standard">The <text:span text:style-name="T6">Policy</text:span> class parses &lt;Policy/&gt; or &lt;Rule/&gt; elements and creates <text:s/><text:span text:style-name="T6">CombingAlg</text:span> objects according to the &lt;RuleCombiningAlg/&gt; attribute of &lt;Policy/&gt;, <text:span text:style-name="T6">Function</text:span> objects according to the &lt;Function/&gt; attribute of &lt;Attribute/&gt; and <text:span text:style-name="T6">AttributeValue</text:span> objects according to the &lt;Type/&gt; attribute of &lt;Attribute/&gt;. Those objects will be used when evaluating the request.</text:p>
      <text:p text:style-name="Standard">The <text:span text:style-name="T6">Request</text:span> class is responsible for parsing &lt;Request/&gt; element and creates corresponding <text:span text:style-name="T6">AttributeValue</text:span> objects according to the &lt;Type/&gt; attribute of &lt;Attribute/&gt;. When evaluating, each <text:span text:style-name="T6">AttributeValue</text:span> in request will be evaluated against corresponding <text:span text:style-name="T6">AttributeValue</text:span> in the policy by using relevant <text:span text:style-name="T6">Function</text:span>.</text:p>
      <text:p text:style-name="Standard">Due to extensible architecture of code it is relatively easy to add support for new types of <text:s/><text:span text:style-name="T6">AttributeValue</text:span>, <text:span text:style-name="T6">Function and CombingAlg</text:span> objects in this way supporting various types of XML based policy languages.</text:p>
      <text:p text:style-name="Standard"><draw:frame draw:style-name="fr3" draw:name="graphics3" text:anchor-type="as-char" svg:width="0in" svg:height="0.0161in" draw:z-index="2"><draw:image xlink:href="Pictures/1000000000000672000005A80C08E964.png" xlink:type="simple" xlink:show="embed" xlink:actuate="onLoad"/></draw:frame><draw:frame draw:style-name="fr3" draw:name="graphics4" text:anchor-type="as-char" svg:width="0in" svg:height="0.0161in" draw:z-index="3"><draw:image xlink:href="Pictures/1000000000000672000005A80C08E964.png" xlink:type="simple" xlink:show="embed" xlink:actuate="onLoad"/></draw:frame><draw:frame draw:style-name="fr3" draw:name="graphics5" text:anchor-type="as-char" svg:width="0in" svg:height="0.0161in" draw:z-index="4"><draw:image xlink:href="Pictures/1000000000000672000005A80C08E964.png" xlink:type="simple" xlink:show="embed" xlink:actuate="onLoad"/></draw:frame><text:soft-page-break/><draw:frame draw:style-name="fr4" draw:name="graphics6" text:anchor-type="as-char" svg:width="5.9709in" svg:height="6.3957in" draw:z-index="5"><draw:image xlink:href="Pictures/1000000000000672000005A80C08E964.png" xlink:type="simple" xlink:show="embed" xlink:actuate="onLoad"/></draw:frame></text:p>
      <text:p text:style-name="Figure">Figure <text:sequence text:ref-name="refFigure4" text:name="Figure" text:formula="ooow:Figure+1" style:num-format="1">5</text:sequence>. The UML class diagram of the classes inside policy evaluation engine. </text:p>
      <text:h text:style-name="P79" text:outline-level="3">Schemas for policy evaluation engine</text:h>
      <text:p text:style-name="List">The schema for ARC Policy is available at</text:p>
      <text:p text:style-name="List"><text:a xlink:type="simple" xlink:href="http://svn.nordugrid.org/trac/nordugrid/browser/arc1/trunk/src/hed/pdc/arcpdp/Policy.xsd"><text:span text:style-name="Internet_20_link">http://svn.nordugrid.org/trac/nordugrid/browser/arc1/trunk/src/hed/pdc/arcpdp/Policy.xsd</text:span></text:a> .</text:p>
      <text:p text:style-name="P69">The hierarchy tree of ARC Policy is show below (numbers show multiplicity of elements)</text:p>
      <text:p text:style-name="P71">Policy (1)</text:p>
      <text:p text:style-name="P71"><text:tab/>Rule (1-)</text:p>
      <text:p text:style-name="P71"><text:tab/><text:tab/>Subjects (1)</text:p>
      <text:p text:style-name="P71"><text:tab/><text:tab/><text:tab/>Subject (1-)</text:p>
      <text:p text:style-name="P71"><text:tab/><text:tab/><text:tab/><text:tab/>Attribute (1-)</text:p>
      <text:p text:style-name="P71"><text:tab/><text:tab/><text:tab/>Resources (0-1)</text:p>
      <text:p text:style-name="P71"><text:tab/><text:tab/><text:tab/>Resource (1-)</text:p>
      <text:p text:style-name="P71"><text:tab/><text:tab/>Actions (0-1)</text:p>
      <text:p text:style-name="P71"><text:soft-page-break/><text:tab/><text:tab/><text:tab/>Action (1-)</text:p>
      <text:p text:style-name="P71"><text:tab/><text:tab/>Conditions (0-1)</text:p>
      <text:p text:style-name="P71"><text:tab/><text:tab/><text:tab/>Condition (1-)</text:p>
      <text:p text:style-name="P71"><text:tab/><text:tab/><text:tab/><text:tab/>Attribute (1-)</text:p>
      <text:p text:style-name="List">The schema for ARC Request is available at <text:s/></text:p>
      <text:p text:style-name="List"><text:a xlink:type="simple" xlink:href="http://svn.nordugrid.org/trac/nordugrid/browser/arc1/trunk/src/hed/pdc/arcpdp/Request.xsd"><text:span text:style-name="Internet_20_link">http://svn.nordugrid.org/trac/nordugrid/browser/arc1/trunk/src/hed/pdc/arcpdp/Request.xsd</text:span></text:a> .</text:p>
      <text:p text:style-name="List">The hierarchy tree of ARC Request is show below (numbers show multiplicity of elements)</text:p>
      <text:p text:style-name="P70">Request (1)</text:p>
      <text:p text:style-name="P71"><text:tab/>RequestItem (1-)</text:p>
      <text:p text:style-name="P71"><text:tab/><text:tab/>Subject (1-)</text:p>
      <text:p text:style-name="P71"><text:tab/><text:tab/><text:tab/>SubjectAttribute (1-)</text:p>
      <text:p text:style-name="P71"><text:tab/><text:tab/>Resource (0-)</text:p>
      <text:p text:style-name="P71"><text:tab/><text:tab/>Action (0-)</text:p>
      <text:p text:style-name="P71"><text:tab/><text:tab/>Context (0-)</text:p>
      <text:p text:style-name="P71"><text:tab/><text:tab/><text:tab/>ContextAttribute (1-)</text:p>
      <text:p text:style-name="List">The schema for ARC Response is available at</text:p>
      <text:p text:style-name="List"><text:a xlink:type="simple" xlink:href="http://svn.nordugrid.org/trac/nordugrid/browser/arc1/trunk/src/hed/pdc/arcpdp/Response.xsd"><text:span text:style-name="Internet_20_link">http://svn.nordugrid.org/trac/nordugrid/browser/arc1/trunk/src/hed/pdc/arcpdp/Response.xsd</text:span></text:a> .</text:p>
      <text:p text:style-name="List">The ARC Response is not used directly in code. It is in use by PDP Service which provides remote evaluation of policies. </text:p>
      <text:h text:style-name="P79" text:outline-level="3">Basic Elements of Policy</text:h>
      <text:p text:style-name="Standard"><text:span text:style-name="T8">There are 2 basic objects - "policy" and "request". There is 1 main actor - Evaluator. Curretly there are two types of </text:span><text:span text:style-name="T8">elements in policy: Policy and Rule. Policy element is made of Rule elements.</text:span></text:p>
      <text:p text:style-name="P11">Evaluator matches request to policy and produces one of 4 following results:</text:p>
      <text:list text:style-name="WW8Num21">
        <text:list-item>
          <text:p text:style-name="P26"><text:span text:style-name="T9">PERMIT</text:span><text:span text:style-name="T8"> - policy explicitely permits activity specified in request because request matches some part of policy and corresponding effect specified in policy is PERMIT. </text:span></text:p>
        </text:list-item>
      </text:list>
      <text:p text:style-name="P13">Example: </text:p>
      <text:p text:style-name="Standard"><text:span text:style-name="T11"><text:s text:c="6"/></text:span><text:span text:style-name="T11">Rule: </text:span><text:span text:style-name="T10">PERMIT person ALICE to PLAY in place called WONDERLAND</text:span></text:p>
      <text:p text:style-name="Standard"><text:span text:style-name="T11"><text:s text:c="6"/></text:span><text:span text:style-name="T11">Request: </text:span><text:span text:style-name="T10">person ALICE wants to PLAY in place called WONDERLAND</text:span></text:p>
      <text:list text:style-name="WW8Num21">
        <text:list-item>
          <text:p text:style-name="P26"><text:span text:style-name="T9">DENY</text:span><text:span text:style-name="T8"> - policy explicitely denies activity specified in Request because Request matches some part of policy and corresponding effect specified in policy is DENY.</text:span></text:p>
        </text:list-item>
      </text:list>
      <text:p text:style-name="P13">Example:</text:p>
      <text:p text:style-name="Standard"><text:span text:style-name="T11"><text:s text:c="6"/></text:span><text:span text:style-name="T11">Rule: DENY </text:span><text:span text:style-name="T10">fruit APPLE to GROW on PEACH tree</text:span></text:p>
      <text:p text:style-name="Standard"><text:span text:style-name="T11"><text:s text:c="6"/></text:span><text:span text:style-name="T11">Request</text:span><text:span text:style-name="T10">: fruit APPLE to be GROWN on PEACH tree</text:span></text:p>
      <text:list text:style-name="WW8Num21">
        <text:list-item>
          <text:p text:style-name="P26"><text:span text:style-name="T9">INDETERMINATE</text:span><text:span text:style-name="T8"> - request has some part which does not correspond to policy.</text:span></text:p>
        </text:list-item>
      </text:list>
      <text:p text:style-name="P13">Example: </text:p>
      <text:p text:style-name="Standard"><text:span text:style-name="T10"><text:s text:c="6"/></text:span><text:span text:style-name="T11">Rule</text:span><text:span text:style-name="T10">: DENY fruit APPLE to GROW on PEACH tree</text:span></text:p>
      <text:p text:style-name="Standard"><text:span text:style-name="T10"><text:s text:c="6"/></text:span><text:span text:style-name="T11">Request</text:span><text:span text:style-name="T10">: fruit APPLE to be GROWN on WHEAT ground</text:span></text:p>
      <text:p text:style-name="Standard"><text:span text:style-name="T10"><text:s text:c="6"/></text:span><text:span text:style-name="T11">Request</text:span><text:span text:style-name="T10">: flower SUNFLOWER to be grown on PEACH tree</text:span></text:p>
      <text:p text:style-name="Standard"><text:span text:style-name="T11">Explaination</text:span><text:span text:style-name="T8">: Here, it is not possible to obtain any matching result - neither positive (DENY or PERMIT) nor negative (NOT_APPLICABLE, see below)</text:span></text:p>
      <text:p text:style-name="P11">In the request, the "ground" is completely uncomparable to the "tree" in policy. One can compare <text:soft-page-break/>"PEACH tree" and "APPLE tree" because they are both "tree"; But it is impossible to compare "PEACH tree" and "WHEAT ground" becaue they of different kind (Policy is about tree and Request is about ground).</text:p>
      <text:p text:style-name="P11">In a similar way one can't compare "fruit APPLE" and "flower SUNFLOWER" (here policy is about fruits and Request is about flower).</text:p>
      <text:p text:style-name="P11">Any other situation which makes it impossibile to compare two attributes will also cause "INDETERMINATE".</text:p>
      <text:p text:style-name="P11"/>
      <text:list text:style-name="WW8Num21">
        <text:list-item>
          <text:p text:style-name="P26"><text:span text:style-name="T9">NOT_APPLICABLE</text:span><text:span text:style-name="T8"> - all parts of the Request have corresponding parts in the Policy, but some value of those parts are not the same. Hence request does not match policy.</text:span></text:p>
        </text:list-item>
      </text:list>
      <text:p text:style-name="P13">Example:</text:p>
      <text:p text:style-name="Standard"><text:span text:style-name="T10"><text:s text:c="6"/></text:span><text:span text:style-name="T11">Rule</text:span><text:span text:style-name="T10">: DENY fruit APPLE to GROW on PEACH tree</text:span></text:p>
      <text:p text:style-name="Standard"><text:span text:style-name="T10"><text:s text:c="6"/></text:span><text:span text:style-name="T11">Request</text:span><text:span text:style-name="T10">: fruit APPLE to be GROWN on APPLE tree </text:span></text:p>
      <text:p text:style-name="Standard"><text:span text:style-name="T10"><text:s text:c="6"/></text:span><text:span text:style-name="T11">Request</text:span><text:span text:style-name="T10">: fruit ORANGE to be GROWN on PEACH tree </text:span></text:p>
      <text:p text:style-name="Standard"><text:span text:style-name="T10"><text:s text:c="6"/></text:span><text:span text:style-name="T11">Request</text:span><text:span text:style-name="T10">: fruit ORANGE to be GROWN on APPLE tree </text:span></text:p>
      <text:p text:style-name="P11">Explanation: for each part of the Request evaluator can find relevant part in the Policy - both Policy and Request are about fruit and tree. But the values do not match.</text:p>
      <text:p text:style-name="P11">If it is required to reduce evaluation results to boolean value PERMIT maps to TRUE and rest of results to FALSE.</text:p>
      <text:p text:style-name="Standard"><text:span text:style-name="T11">Note</text:span><text:span text:style-name="T10">: It would be useful to make it possible to specify secondary effect which would become </text:span><text:span text:style-name="T8">active in case Request is NOT_APPLICABLE. For example:</text:span></text:p>
      <text:p text:style-name="P12">DENY fruit APPLE to GROW on PEACH tree otherwise PERMIT</text:p>
      <text:p text:style-name="P11">But one should be careful because example above would allow fruit PLUMS to grow on APPLE trees :)</text:p>
      <text:p text:style-name="P11">This kind of requirement can be supported by using the algorithm between policies. <text:s/>For example, in case of above scenario, we can use some algorithm like "Permit-if-notapplicable". See below the "Policy matching" part for more explaination. <text:s/></text:p>
      <text:h text:style-name="P79" text:outline-level="3">Policy MAtching</text:h>
      <text:p text:style-name="Standard"><text:span text:style-name="T8">Policy is made of Rule elements. Request is evaluated against each Rule. Each evaluation</text:span><text:span text:style-name="T8"> produces same results as policy evaluation described above. The results from all Rules are then combined in order to produce final result for whole policy. Results Combining Algorithm is specified in Policy. There are 26 algorithms currently:</text:span></text:p>
      <text:list text:style-name="WW8Num21">
        <text:list-item>
          <text:p text:style-name="P26"><text:span text:style-name="T11">Deny-Overrides</text:span><text:span text:style-name="T8"> - this is default if no algorithm specified.</text:span></text:p>
          <text:list>
            <text:list-item>
              <text:p text:style-name="P15">If there is at least one DENY in results final result is DENY.</text:p>
            </text:list-item>
            <text:list-item>
              <text:p text:style-name="P15">Otherwise if there is at least one PERMIT, the final result is PERMIT.</text:p>
            </text:list-item>
            <text:list-item>
              <text:p text:style-name="P15">Otherwise if there is at least one NOT_APPLICABLE final result is NOT_APPLICABLE.</text:p>
            </text:list-item>
            <text:list-item>
              <text:p text:style-name="P15">Otherwise final result is INDETERMINATE.</text:p>
            </text:list-item>
          </text:list>
        </text:list-item>
      </text:list>
      <text:p text:style-name="Standard"><text:span text:style-name="T9">NOTE</text:span><text:span text:style-name="T9">: CHECK if algorithm description is correct</text:span></text:p>
      <text:p text:style-name="P11">Special case is Policy wih no rules. Probably such policy shoudl be treated as always producing DENY.</text:p>
      <text:p text:style-name="P52">Discussion</text:p>
      <text:p text:style-name="P53"><text:soft-page-break/>If there is no Rule under Policy, it means no restriction from this Policy, what exactly shoud the Policy give? DENY or NOT_APPLICABLE?</text:p>
      <text:p text:style-name="P53">It seems to be more logical to produce INDETERMINATE because there is no rule with elements which could be compared to request.</text:p>
      <text:list text:style-name="WW8Num21">
        <text:list-item>
          <text:p text:style-name="P14">Permit-Overrides.</text:p>
          <text:list>
            <text:list-item>
              <text:p text:style-name="P15">If there is at least one PERMIT in results final result is PERMIT.</text:p>
            </text:list-item>
            <text:list-item>
              <text:p text:style-name="P15">Otherwise if there is at least one DENY the final result is DENY.</text:p>
            </text:list-item>
            <text:list-item>
              <text:p text:style-name="P15">Otherwise if there is at least one NOT_APPLICABLE final result is NOT_APPLICABLE.</text:p>
            </text:list-item>
            <text:list-item>
              <text:p text:style-name="P15">Otherwise final result is INDETERMINATE.</text:p>
            </text:list-item>
          </text:list>
        </text:list-item>
      </text:list>
      <text:p text:style-name="P11">Special case is Policy wih no rules. Probably such policy should be treated as always producing DENY.</text:p>
      <text:p text:style-name="P17">NOTE: CHECK if algorithm description is correct</text:p>
      <text:p text:style-name="P52">Discussion</text:p>
      <text:p text:style-name="P53">Question? The same as above.</text:p>
      <text:list text:style-name="WW8Num21">
        <text:list-item>
          <text:p text:style-name="P14">Ordered algorithms.</text:p>
        </text:list-item>
      </text:list>
      <text:p text:style-name="P55"><text:span text:style-name="T8">These specify priorities for all four possible results.</text:span><text:span text:style-name="T8"> Their names look like Result1-Result2-Result3-Result4 with Result# naming result types, for example Permit-Deny-NotApplicable-Indeterminate. The results are combined in following way:</text:span></text:p>
      <text:list text:style-name="WW8Num21">
        <text:list-item>
          <text:list>
            <text:list-item>
              <text:p text:style-name="P15">If there is at least one result of Result1 type then final result is Result1.</text:p>
            </text:list-item>
            <text:list-item>
              <text:p text:style-name="P15">Otherwise if there is at least one result of Result2 type then final result is Result2.</text:p>
            </text:list-item>
            <text:list-item>
              <text:p text:style-name="P15">Otherwise if there is at least one result of Result3 type then final result is Result3.</text:p>
            </text:list-item>
            <text:list-item>
              <text:p text:style-name="P15">Otherwise final result is Result4.</text:p>
            </text:list-item>
          </text:list>
        </text:list-item>
      </text:list>
      <text:p text:style-name="P11">There are 24 possible combinations of those algorithms.</text:p>
      <text:p text:style-name="Standard"><text:span text:style-name="T9">Note:</text:span><text:span text:style-name="T8"> It would be useful to have more combining algorithms. For example </text:span></text:p>
      <text:list text:style-name="WW8Num21">
        <text:list-item>
          <text:p text:style-name="P26"><text:span text:style-name="T8">Permit-if-notapplicable</text:span><text:span text:style-name="T8"> - the use case could be "DENY fruit APPLE to GROW on PEACH tree otherwise PERMIT". In this case there is only one Rule under Policy, and this Rule is with "Deny" effect. </text:span></text:p>
          <text:list>
            <text:list-item>
              <text:p text:style-name="P15">If this Rule gives DENY in results, final result is DENY.</text:p>
            </text:list-item>
            <text:list-item>
              <text:p text:style-name="P15">Otherwise if this Rule gives NOT_APPLICABLE, final result is PERMIT.</text:p>
            </text:list-item>
            <text:list-item>
              <text:p text:style-name="P15">Otherwise final result is INDETERMINATE. </text:p>
            </text:list-item>
          </text:list>
        </text:list-item>
        <text:list-item>
          <text:p text:style-name="P26"><text:span text:style-name="T8">“</text:span><text:span text:style-name="T8">Permit-if-allPermit" - Permit if all the Rules gives Permit, this algorithm is useful in case if we are collecting different policies from a few sources, and we want the request to satisfy all of them.</text:span></text:p>
          <text:list>
            <text:list-item>
              <text:p text:style-name="P15">If all of the Rule give PERMIT, the final result is PERMIT.</text:p>
            </text:list-item>
            <text:list-item>
              <text:p text:style-name="P15">Otherwise if there is at least one DENY the final result is DENY.</text:p>
            </text:list-item>
            <text:list-item>
              <text:p text:style-name="P15">Otherwise if there is at least one NOT_APPLICABLE final result is NOT_APPLICABLE.</text:p>
            </text:list-item>
            <text:list-item>
              <text:p text:style-name="P15">Otherwise final result is INDETERMINATE.</text:p>
            </text:list-item>
          </text:list>
        </text:list-item>
        <text:list-item>
          <text:p text:style-name="P16">OnlyOneApplicable</text:p>
          <text:list>
            <text:list-item>
              <text:p text:style-name="P15"><text:soft-page-break/>If there is one gives INDETERMINATE, final result INDETERMINATE is given immediately.</text:p>
            </text:list-item>
            <text:list-item>
              <text:p text:style-name="P15">Otherwise if there is exactly only one gives applicable result (DENY or PERMIT), final result is as this result.</text:p>
            </text:list-item>
            <text:list-item>
              <text:p text:style-name="P15">Otherwise if there is more than one gives applicable result, final result is INDTERMINATE.</text:p>
            </text:list-item>
            <text:list-item>
              <text:p text:style-name="P27"><text:span text:style-name="T8">O</text:span><text:span text:style-name="T8">therwise final result is NOT_APPLICABLE.</text:span></text:p>
            </text:list-item>
          </text:list>
        </text:list-item>
      </text:list>
      <text:p text:style-name="P11">This algorithm makes sure that only one Rule is selected when making decision.</text:p>
      <text:list text:style-name="WW8Num17">
        <text:list-item>
          <text:p text:style-name="P18">FirstApplicable</text:p>
          <text:list>
            <text:list-item>
              <text:p text:style-name="P19">If there is one give DENY, PERMIT or INDETERMINATE result, final result is given immediately as this result.</text:p>
            </text:list-item>
            <text:list-item>
              <text:p text:style-name="P19">Otherwise final result is NOT_APPLICABLE.</text:p>
            </text:list-item>
          </text:list>
        </text:list-item>
      </text:list>
      <text:h text:style-name="P79" text:outline-level="3">Request Structure</text:h>
      <text:p text:style-name="Standard"><text:span text:style-name="T8">Request is made of RequestItem elements. Each RequestItem is evaluated against Policy Rule and for each evaluation separate result is generated as described above.RequestItem is </text:span><text:span text:style-name="T8">made of 4 elements:</text:span></text:p>
      <text:p text:style-name="P11">Subject - represents entity requesting specified action</text:p>
      <text:list text:style-name="WW8Num19">
        <text:list-item>
          <text:p text:style-name="P20">Resource - destination/object of the action</text:p>
        </text:list-item>
        <text:list-item>
          <text:p text:style-name="P20">Action - specifies what has to be done on resource</text:p>
        </text:list-item>
        <text:list-item>
          <text:p text:style-name="P20">Context - for additional information which does not fit anywhere else, like the current time.</text:p>
        </text:list-item>
      </text:list>
      <text:p text:style-name="P11">Effectively RequestItem may have only one Subject, one Resource, one Action and one Context. If there are more than one element of any kind of sub-elelemt, then in the evaluator this RequestItem is split into several items containing all possible permutations and results are obtained for every item separately. How results are combined will be explained later.</text:p>
      <text:p text:style-name="P11">Additionally Subject could contain sub-elements SubjectAttribute. Those are meant to represent different kinds of requesters' identities. Example:</text:p>
      <text:list text:style-name="WW8Num18">
        <text:list-item>
          <text:p text:style-name="P21">Subject</text:p>
          <text:list>
            <text:list-item>
              <text:p text:style-name="P24">SubjectAttribute: name is ALICE</text:p>
            </text:list-item>
            <text:list-item>
              <text:p text:style-name="P24">SubjectAttribute: age is YOUNG</text:p>
            </text:list-item>
            <text:list-item>
              <text:p text:style-name="P24">SubjectAttribute: gender is GIRL</text:p>
            </text:list-item>
          </text:list>
        </text:list-item>
      </text:list>
      <text:p text:style-name="P11">Context could also be made of ContextAttribute elements in the same way as Subject.</text:p>
      <text:p text:style-name="P11">The following is an example of the Request:</text:p>
      <text:p text:style-name="P54">&lt;Request xmlns="http://www.nordugrid.org/schemas/request-arc"&gt;</text:p>
      <text:p text:style-name="P51"><text:span text:style-name="T12"><text:s/></text:span><text:span text:style-name="T12">&lt;RequestItem&gt;</text:span></text:p>
      <text:p text:style-name="P51"><text:span text:style-name="T12"><text:s text:c="3"/></text:span><text:span text:style-name="T12">&lt;Subject&gt;</text:span></text:p>
      <text:p text:style-name="P51"><text:span text:style-name="T12"><text:s text:c="6"/></text:span><text:span text:style-name="T12">&lt;SubjectAttribute AttributeId="urn:knowarc:x509:identity"&gt;/O=KnowARC/OU=UiO/CN=Physicist&lt;/SubjectAttribute&gt;</text:span></text:p>
      <text:p text:style-name="P51"><text:span text:style-name="T12"><text:s text:c="6"/></text:span><text:span text:style-name="T12">&lt;SubjectAttribute AttributeId="urn:knowarc:voms:attribute&gt;knowarc:atlasuser&lt;/SubjectAttribute&gt;</text:span></text:p>
      <text:p text:style-name="P51"><text:span text:style-name="T12"><text:s text:c="3"/></text:span><text:span text:style-name="T12">&lt;/Subject&gt;</text:span></text:p>
      <text:p text:style-name="P51"><text:span text:style-name="T12"><text:s text:c="3"/></text:span><text:span text:style-name="T12">&lt;Subject AttributeId="urn:knowarc:shibboleth:attribute"&gt;member&lt;/Subject&gt;</text:span></text:p>
      <text:p text:style-name="P51"><text:span text:style-name="T12"><text:s text:c="3"/></text:span><text:span text:style-name="T12">&lt;Action AttributeId="urn:knowarc:fileoperation"&gt;Read&lt;/Action&gt;</text:span></text:p>
      <text:p text:style-name="P51"><text:span text:style-name="T12"><text:s text:c="3"/></text:span><text:span text:style-name="T12">&lt;Resource AttributeId="urn:knowarc:fileidentity&gt;file:///home/test&lt;/Resource&gt;</text:span></text:p>
      <text:p text:style-name="P51"><text:span text:style-name="T12"><text:s text:c="3"/></text:span><text:span text:style-name="T12">&lt;Context AttributeId="urn:knowarc:time" Type="time"&gt;2008-09-15T20:30:20&lt;/Context&gt;</text:span></text:p>
      <text:p text:style-name="P51"><text:span text:style-name="T12"><text:s/></text:span><text:span text:style-name="T12">&lt;/RequestItem&gt;</text:span></text:p>
      <text:p text:style-name="P54"><text:soft-page-break/>&lt;/Request&gt;</text:p>
      <text:p text:style-name="Standard"><text:span text:style-name="T8">While evaluating</text:span><text:span text:style-name="T8"> this RequestItem will be split into two RequestItems:</text:span></text:p>
      <text:p text:style-name="P54">&lt;Request xmlns="http://www.nordugrid.org/schemas/request-arc"&gt;</text:p>
      <text:p text:style-name="P51"><text:span text:style-name="T12"><text:s/></text:span><text:span text:style-name="T12">&lt;RequestItem&gt;</text:span></text:p>
      <text:p text:style-name="P51"><text:span text:style-name="T12"><text:s text:c="3"/></text:span><text:span text:style-name="T12">&lt;Subject&gt;</text:span></text:p>
      <text:p text:style-name="P51"><text:span text:style-name="T12"><text:s text:c="6"/></text:span><text:span text:style-name="T12">&lt;SubjectAttribute AttributeId="urn:knowarc:x509:identity"&gt;/O=KnowARC/OU=UiO/CN=Physicist&lt;/SubjectAttribute&gt;</text:span></text:p>
      <text:p text:style-name="P51"><text:span text:style-name="T12"><text:s text:c="6"/></text:span><text:span text:style-name="T12">&lt;SubjectAttribute AttributeId="urn:knowarc:voms:attribute&gt;knowarc:atlasuser&lt;/SubjectAttribute&gt;</text:span></text:p>
      <text:p text:style-name="P51"><text:span text:style-name="T12"><text:s text:c="3"/></text:span><text:span text:style-name="T12">&lt;/Subject&gt;</text:span></text:p>
      <text:p text:style-name="P51"><text:span text:style-name="T12"><text:s text:c="3"/></text:span><text:span text:style-name="T12">&lt;Action AttributeId="urn:knowarc:fileoperation"&gt;Read&lt;/Action&gt;</text:span></text:p>
      <text:p text:style-name="P51"><text:span text:style-name="T12"><text:s text:c="3"/></text:span><text:span text:style-name="T12">&lt;Resource AttributeId="urn:knowarc:fileidentity&gt;file:///home/test&lt;/Resource&gt;</text:span></text:p>
      <text:p text:style-name="P51"><text:span text:style-name="T12"><text:s text:c="3"/></text:span><text:span text:style-name="T12">&lt;Context AttributeId="urn:knowarc:time" Type="time"&gt;2008-09-15T20:30:20&lt;/Context&gt;</text:span></text:p>
      <text:p text:style-name="P51"><text:span text:style-name="T12"><text:s/></text:span><text:span text:style-name="T12">&lt;/RequestItem&gt;</text:span></text:p>
      <text:p text:style-name="P51"><text:span text:style-name="T12"><text:s/></text:span><text:span text:style-name="T12">&lt;RequestItem&gt;</text:span></text:p>
      <text:p text:style-name="P51"><text:span text:style-name="T12"><text:s text:c="3"/></text:span><text:span text:style-name="T12">&lt;Subject AttributeId="urn:knowarc:shibboleth:attribute"&gt;member&lt;/Subject&gt;</text:span></text:p>
      <text:p text:style-name="P51"><text:span text:style-name="T12"><text:s text:c="3"/></text:span><text:span text:style-name="T12">&lt;Action AttributeId="urn:knowarc:fileoperation"&gt;Read&lt;/Action&gt;</text:span></text:p>
      <text:p text:style-name="P51"><text:span text:style-name="T12"><text:s text:c="3"/></text:span><text:span text:style-name="T12">&lt;Resource AttributeId="urn:knowarc:fileidentity&gt;file:///home/test&lt;/Resource&gt;</text:span></text:p>
      <text:p text:style-name="P51"><text:span text:style-name="T12"><text:s text:c="3"/></text:span><text:span text:style-name="T12">&lt;Context AttributeId="urn:knowarc:time" Type="time"&gt;2008-09-15T20:30:20&lt;/Context&gt;</text:span></text:p>
      <text:p text:style-name="P51"><text:span text:style-name="T12"><text:s/></text:span><text:span text:style-name="T12">&lt;/RequestItem&gt;</text:span></text:p>
      <text:p text:style-name="P54">&lt;/Request&gt;</text:p>
      <text:p text:style-name="Standard"><text:span text:style-name="T8">The following means this Subject possesses both of these </text:span><text:span text:style-name="T8">Attributes.</text:span></text:p>
      <text:p text:style-name="P51"><text:span text:style-name="T12"><text:s text:c="3"/></text:span><text:span text:style-name="T12">&lt;Subject&gt;</text:span></text:p>
      <text:p text:style-name="P51"><text:span text:style-name="T12"><text:s text:c="6"/></text:span><text:span text:style-name="T12">&lt;SubjectAttribute AttributeId="urn:knowarc:x509:identity"&gt;/O=KnowARC/OU=UiO/CN=Physicist&lt;/SubjectAttribute&gt;</text:span></text:p>
      <text:p text:style-name="P51"><text:span text:style-name="T12"><text:s text:c="6"/></text:span><text:span text:style-name="T12">&lt;SubjectAttribute AttributeId="urn:knowarc:voms:attribute&gt;knowarc:atlasuser&lt;/SubjectAttribute&gt;</text:span></text:p>
      <text:p text:style-name="P51"><text:span text:style-name="T12"><text:s text:c="3"/></text:span><text:span text:style-name="T12">&lt;/Subject&gt;</text:span></text:p>
      <text:p text:style-name="P11">However, the following means two Subject each of which possesses one Attribute.</text:p>
      <text:p text:style-name="P51"><text:span text:style-name="T12"><text:s text:c="3"/></text:span><text:span text:style-name="T12">&lt;Subject AttributeId="urn:knowarc:x509:identity"&gt;/O=KnowARC/OU=UiO/CN=Physicist&lt;/Subject&gt;</text:span></text:p>
      <text:p text:style-name="P51"><text:span text:style-name="T12"><text:s text:c="3"/></text:span><text:span text:style-name="T12">&lt;Subject AttributeId="urn:knowarc:voms:attribute&gt;knowarc:atlasuser&lt;/Subject&gt;</text:span></text:p>
      <text:p text:style-name="P11">The "Type" xml-attribute is for distinguishing how to process the xml-node value, which is critical when evaluate two value from request side and policy side because different type requires different evaluating/comparing approach. The default "Type" is "string", in this case (also with the "Function" xml-attribute on the policy side is "equal", which will be explained later), each letters of these two values will be compared one by one when evaluating them.</text:p>
      <text:p text:style-name="P11">The "AttributeId" xml-attribute is for evaluator to find the Attribute with AttributeId from the request side which corresponds to the Attribute with the same AttributeId on the policy side. Only if two Attributes' AttributeId are equal, the evaluator will then compare the value.</text:p>
      <text:p text:style-name="P11">Each RequestItem will be sequencialy and independently evaluated against policy/policies. So for one Request (including few RequestItems), some RequestItem could get positive evaluation result (PERMIT) from policy engine, others could get negative evaluation result (DENY, NOT_APPLICABLE, INDETERMINATE).</text:p>
      <text:p text:style-name="P11">It is up to policy decision point to make final decision according to the evaluation results returned by evaluator, and the evaluator itself can not give this kind of final decision.</text:p>
      <text:p text:style-name="Standard"><text:span text:style-name="T9">NOTE: This probably should be changed because evaluator is fed with complete policy and complete request. Hence it is illogical that it retu</text:span><text:span text:style-name="T9">rns multiple decisions.</text:span></text:p>
      <text:p text:style-name="P11">Basically the policy decision point will feed policy engine with request, get back evaluation results, </text:p>
      <text:p text:style-name="P11"><text:soft-page-break/>and make final decision.</text:p>
      <text:p text:style-name="List"/>
      <text:h text:style-name="P79" text:outline-level="3">Rule Composition and Matching</text:h>
      <text:p text:style-name="Standard"><text:span text:style-name="T8">Policy rule is made of 4 elements - Subjects, Resources, Actions, Conditions (See the following example). Those are only used to group multiple elements Subject, Resource, Action, Condition. For instance, you can</text:span><text:span text:style-name="T8"> merge two Rules with the same Resources, Actions, Conditions, and the same "Effect" but different Subjects into one Rule.</text:span></text:p>
      <text:p text:style-name="Standard"><text:span text:style-name="T9">NOTE: That is strange. Why do we need </text:span><text:span text:style-name="T9">Rule at all?</text:span></text:p>
      <text:p text:style-name="Standard"><text:span text:style-name="T8">There is no logical relationship between Subject, which m</text:span><text:span text:style-name="T8">eans you can split one Rule into two Subject (under Subjects) into two Rule (each of which has one Subject (under Subjects)).From now only later ones (Subjects with only one Subject as sub-element, and the same for others) are described. Their meaning is same as in request with Condition corresponding to Context. Subject and Condition elements are also made of Attributes. All elements may be present more than one time. During procedure of matching each element in RequestItem is matched against all elements of same kind in Policy - Subject is matched to Subject, Resource to Resource, etc. For every combination 3 possible results are produced:</text:span></text:p>
      <text:list text:style-name="WW8Num20">
        <text:list-item>
          <text:p text:style-name="P22">MATCHED - element from RequestItem matched element in Policy Rule. Example:</text:p>
        </text:list-item>
      </text:list>
      <text:p text:style-name="Standard"><text:span text:style-name="T11">RequestItem Resource</text:span><text:span text:style-name="T10">: place called WONDERLAND</text:span></text:p>
      <text:p text:style-name="Standard"><text:span text:style-name="T11">PolicyItem Resource</text:span><text:span text:style-name="T10">: place called WONDERLAND</text:span></text:p>
      <text:list text:style-name="WW8Num20">
        <text:list-item>
          <text:p text:style-name="P22">NOT MATCHED - element from RequestItem did not match element in Policy Rule. Example:</text:p>
        </text:list-item>
      </text:list>
      <text:p text:style-name="Standard"><text:span text:style-name="T11">RequestItem Resource</text:span><text:span text:style-name="T10">: place called WONDERLAND</text:span></text:p>
      <text:p text:style-name="Standard"><text:span text:style-name="T11">PolicyItem Resource</text:span><text:span text:style-name="T10">: place called PLAYGROUND</text:span></text:p>
      <text:list text:style-name="WW8Num20">
        <text:list-item>
          <text:p text:style-name="P22">INDETERMINATE- element from RequestItem could not be compared to element in Policy <text:s/>Rule because they are of incompatible ids/belong to different namespaces. Example:</text:p>
        </text:list-item>
      </text:list>
      <text:p text:style-name="Standard"><text:span text:style-name="T11">RequestItem Resource</text:span><text:span text:style-name="T10">: place called WONDERLAND (with namespace "place")</text:span></text:p>
      <text:p text:style-name="Standard"><text:span text:style-name="T11">PolicyItem Resource</text:span><text:span text:style-name="T10">: LEMON tree (with namespace "tree")</text:span></text:p>
      <text:p text:style-name="P11">The produced results then combined to produce final 4 types of results in following way:</text:p>
      <text:list text:style-name="WW8Num20">
        <text:list-item>
          <text:p text:style-name="P22">If for every element in RequestItem there is at least one MATCHED result then result for this Policy Rule is as specified in the corresponding Effect (Deny or Permit).</text:p>
        </text:list-item>
        <text:list-item>
          <text:p text:style-name="P22">Otherwise if for every element in RequestItem there is at least one gets INDETERMINATE result then result for Policy Rule is INDETERMINATE.</text:p>
        </text:list-item>
        <text:list-item>
          <text:p text:style-name="P22">Otherwise result is NOT_APPLICABLE.</text:p>
        </text:list-item>
      </text:list>
      <text:p text:style-name="P11">Special case is then RequestItem does not have the element(s) of some kind (Subject, Action, Resource or Context/Condition). If there are elements of corresponding kind in the Policy Rule then such situation should be considered as INDETERMINATE.</text:p>
      <text:p text:style-name="P11">The following is an example of the Policy:</text:p>
      <text:p text:style-name="P54">&lt;Policy xmlns="http://www.nordugrid.org/schemas/policy-arc" CombiningAlg="Permit-Overrides"&gt;</text:p>
      <text:p text:style-name="P51"><text:span text:style-name="T12"><text:s/></text:span><text:span text:style-name="T12">&lt;Rule Effect="Permit"&gt;</text:span></text:p>
      <text:p text:style-name="P51"><text:span text:style-name="T12"><text:s text:c="2"/></text:span><text:span text:style-name="T12">&lt;Subjects&gt;</text:span></text:p>
      <text:p text:style-name="P51"><text:span text:style-name="T12"><text:s text:c="4"/></text:span><text:span text:style-name="T12">&lt;Subject&gt;</text:span></text:p>
      <text:p text:style-name="P51"><text:span text:style-name="T12"><text:s text:c="6"/></text:span><text:span text:style-name="T12">&lt;Attribute AttributeId="urn:knowarc:x509:identity"&gt;/O=KnowARC/OU=UiO/CN=Physicist&lt;/Attribute&gt;</text:span></text:p>
      <text:p text:style-name="P51"><text:span text:style-name="T12"><text:s text:c="6"/></text:span><text:span text:style-name="T12">&lt;Attribute AttributeId="urn:knowarc:voms:attribute&gt;knowarc:atlasuser&lt;/Attribute&gt;</text:span></text:p>
      <text:p text:style-name="P51"><text:soft-page-break/><text:span text:style-name="T12"><text:s text:c="4"/></text:span><text:span text:style-name="T12">&lt;/Subject&gt;</text:span></text:p>
      <text:p text:style-name="P51"><text:span text:style-name="T12"><text:s text:c="4"/></text:span><text:span text:style-name="T12">&lt;Subject AttributeId="urn:knowarc:shibboleth:attribute"&gt;member&lt;/Subject&gt;</text:span></text:p>
      <text:p text:style-name="P51"><text:span text:style-name="T12"><text:s text:c="2"/></text:span><text:span text:style-name="T12">&lt;/Subjects&gt;</text:span></text:p>
      <text:p text:style-name="P51"><text:span text:style-name="T12"><text:s text:c="2"/></text:span><text:span text:style-name="T12">&lt;Actions&gt;</text:span></text:p>
      <text:p text:style-name="P51"><text:span text:style-name="T12"><text:s text:c="4"/></text:span><text:span text:style-name="T12">&lt;Action AttributeId="urn:knowarc:fileoperation"&gt;Read&lt;/Action&gt;</text:span></text:p>
      <text:p text:style-name="P51"><text:span text:style-name="T12"><text:s text:c="4"/></text:span><text:span text:style-name="T12">&lt;Action AttributeId="urn:knowarc:fileoperation"&gt;Delete&lt;/Action&gt; <text:s text:c="2"/></text:span></text:p>
      <text:p text:style-name="P51"><text:span text:style-name="T12"><text:s text:c="2"/></text:span><text:span text:style-name="T12">&lt;/Actions&gt;</text:span></text:p>
      <text:p text:style-name="P51"><text:span text:style-name="T12"><text:s text:c="2"/></text:span><text:span text:style-name="T12">&lt;Resources&gt;</text:span></text:p>
      <text:p text:style-name="P51"><text:span text:style-name="T12"><text:s text:c="3"/></text:span><text:span text:style-name="T12">&lt;Resource AttributeId="urn:knowarc:fileidentity"&gt;file:///home/test&lt;/Resource&gt;</text:span></text:p>
      <text:p text:style-name="P51"><text:span text:style-name="T12"><text:s text:c="2"/></text:span><text:span text:style-name="T12">&lt;/Resources&gt;</text:span></text:p>
      <text:p text:style-name="P51"><text:span text:style-name="T12"><text:s text:c="2"/></text:span><text:span text:style-name="T12">&lt;Conditions&gt;</text:span></text:p>
      <text:p text:style-name="P51"><text:span text:style-name="T12"><text:s text:c="3"/></text:span><text:span text:style-name="T12">&lt;Condition AttributeId="urn:knowarc:period" Type="period" Function="Inrange"&gt;2008-09-10T20:30:20/P1Y1M&lt;/Condition&gt;</text:span></text:p>
      <text:p text:style-name="P51"><text:span text:style-name="T12"><text:s text:c="2"/></text:span><text:span text:style-name="T12">&lt;/Conditions&gt;</text:span></text:p>
      <text:p text:style-name="P51"><text:span text:style-name="T12"><text:s/></text:span><text:span text:style-name="T12">&lt;/Rule&gt;</text:span></text:p>
      <text:p text:style-name="P54">&lt;/Policy&gt;</text:p>
      <text:p text:style-name="Standard"><text:span text:style-name="T8">For the Subject which includes two Attribute</text:span><text:span text:style-name="T8">s in this example:</text:span></text:p>
      <text:p text:style-name="P51"><text:span text:style-name="T12"><text:s text:c="4"/></text:span><text:span text:style-name="T12">&lt;Subject&gt;</text:span></text:p>
      <text:p text:style-name="P51"><text:span text:style-name="T12"><text:s text:c="6"/></text:span><text:span text:style-name="T12">&lt;Attribute AttributeId="urn:knowarc:x509:identity"&gt;/O=KnowARC/OU=UiO/CN=Physicist&lt;/Attribute&gt;</text:span></text:p>
      <text:p text:style-name="P51"><text:span text:style-name="T12"><text:s text:c="6"/></text:span><text:span text:style-name="T12">&lt;Attribute AttributeId="urn:knowarc:voms:attribute&gt;knowarc:atlasuser&lt;/Attribute&gt;</text:span></text:p>
      <text:p text:style-name="P51"><text:span text:style-name="T12"><text:s text:c="4"/></text:span><text:span text:style-name="T12">&lt;/Subject&gt;</text:span></text:p>
      <text:p text:style-name="Standard"><text:span text:style-name="T8">These two attribute</text:span><text:span text:style-name="T8">s mean the Rule requires the request should possess both of these two attributes.</text:span></text:p>
      <text:p text:style-name="P11">However, if You put these above two Attribute into two Subject elements:</text:p>
      <text:p text:style-name="P51"><text:span text:style-name="T12"><text:s text:c="4"/></text:span><text:span text:style-name="T12">&lt;Subject AttributeId="urn:knowarc:x509:identity"&gt;/O=KnowARC/OU=UiO/CN=Physicist&lt;/Subject&gt;</text:span></text:p>
      <text:p text:style-name="P51"><text:span text:style-name="T12"><text:s text:c="4"/></text:span><text:span text:style-name="T12">&lt;Subject AttributeId="urn:knowarc:voms:attribute&gt;knowarc:atlasuser&lt;/Subject&gt;</text:span></text:p>
      <text:p text:style-name="Standard"><text:span text:style-name="T8">Then it means the Rule requires the request </text:span><text:span text:style-name="T8">to possess at least one of these two attributes.</text:span></text:p>
      <text:p text:style-name="P11">For the xml-attribute "Type" and "AttributeId", the explaination for Request example also applies here.</text:p>
      <text:p text:style-name="P11">The "Function" xml-attribute is for distinguishing different comparison algorithm when comparing these two xml-node value. If Function is absent, "equal" will be used as default.</text:p>
      <text:h text:style-name="P79" text:outline-level="3">Rule Elements Matching</text:h>
      <text:p text:style-name="P11">For elements without attributes those elements have:</text:p>
      <text:list text:style-name="WW8Num22">
        <text:list-item>
          <text:p text:style-name="P23">Kind specified by AttributeId XML attribute. There is no default.</text:p>
        </text:list-item>
        <text:list-item>
          <text:p text:style-name="P23">Matching algorithm specified by Id XML attribute. By default string-equal matching is used.</text:p>
        </text:list-item>
        <text:list-item>
          <text:p text:style-name="P23">Content</text:p>
        </text:list-item>
      </text:list>
      <text:p text:style-name="Standard"><text:span text:style-name="T8">Example: </text:span><text:span text:style-name="T10">LEMON tree</text:span></text:p>
      <text:p text:style-name="Standard"><text:span text:style-name="T11">Kind</text:span><text:span text:style-name="T10">: tree</text:span></text:p>
      <text:p text:style-name="Standard"><text:span text:style-name="T11">Matching algorithm</text:span><text:span text:style-name="T10">: default</text:span></text:p>
      <text:p text:style-name="Standard"><text:span text:style-name="T11">Content</text:span><text:span text:style-name="T10">: LEMON</text:span></text:p>
      <text:p text:style-name="P11">Matching procedure consists of following steps:</text:p>
      <text:list text:style-name="WW8Num23">
        <text:list-item>
          <text:p text:style-name="P25">Kinds are compared using simple string equal matching. If those do not match then result is INDETERMINATE.</text:p>
        </text:list-item>
        <text:list-item>
          <text:p text:style-name="P25"><text:soft-page-break/>Matching algorithm is used to compare content of elements. Result is either MATCH or NO_MATCH according to matching algorithm.</text:p>
        </text:list-item>
      </text:list>
      <text:p text:style-name="P11">Each element on the RequestItem must satisfy corresponding element in Rule.In detail, for Subjects element under Rule, if there is at least one Subject (with one Attribute or a few Attribute) which is matched by a Subject on this RequestItem, we say this Subjects is matched by the RequestItem; and also the same for the other elements (Actions, Resources, Conditions).</text:p>
      <text:p text:style-name="Standard"><text:span text:style-name="T8">For elements with multiple Attribute sub-elements t</text:span><text:span text:style-name="T8">he way to judging whether elements match is if and only if all of the Attribute under the Rule have matching Attributes at RequestItem side.</text:span></text:p>
      <text:p text:style-name="Standard"><text:span text:style-name="T8">E</text:span><text:span text:style-name="T8">xample of the Subject with three Attributes:</text:span></text:p>
      <text:p text:style-name="Standard"><text:span text:style-name="T11">Subject</text:span><text:span text:style-name="T10">:</text:span></text:p>
      <text:p text:style-name="P56"><text:span text:style-name="T11">SubjectAttribute</text:span><text:span text:style-name="T10">: name is ALICE</text:span></text:p>
      <text:p text:style-name="P56"><text:span text:style-name="T11">SubjectAttribute</text:span><text:span text:style-name="T10">: age is YOUNG</text:span></text:p>
      <text:p text:style-name="P56"><text:span text:style-name="T11">SubjectAttribute</text:span><text:span text:style-name="T10">: gender is GIRL</text:span></text:p>
      <text:p text:style-name="Standard"><text:span text:style-name="T8">In </text:span><text:span text:style-name="T8">XML that is:</text:span></text:p>
      <text:p text:style-name="P51"><text:span text:style-name="T12"><text:s text:c="4"/></text:span><text:span text:style-name="T12">&lt;Subject&gt;</text:span></text:p>
      <text:p text:style-name="P51"><text:span text:style-name="T12"><text:s text:c="6"/></text:span><text:span text:style-name="T12">&lt;Attribute AttributeId="name"&gt;Alice&lt;/Attribute&gt;</text:span></text:p>
      <text:p text:style-name="P51"><text:span text:style-name="T12"><text:s text:c="6"/></text:span><text:span text:style-name="T12">&lt;Attribute AttributeId="age&gt;YOUNG&lt;/Attribute&gt;</text:span></text:p>
      <text:p text:style-name="P51"><text:span text:style-name="T12"><text:s text:c="6"/></text:span><text:span text:style-name="T12">&lt;Attribute AttributeId="gender&gt;GIRL&lt;/Attribute&gt;</text:span></text:p>
      <text:p text:style-name="P51"><text:span text:style-name="T12"><text:s text:c="4"/></text:span><text:span text:style-name="T12">&lt;/Subject&gt;</text:span></text:p>
      <text:p text:style-name="Standard"><text:span text:style-name="T8">That</text:span><text:span text:style-name="T8"> requires the Subject in the RequestItem to possess at least these three Attributes.</text:span></text:p>
      <text:p text:style-name="P51"><text:span text:style-name="T12"><text:s/></text:span><text:span text:style-name="T12">&lt;RequestItem&gt;</text:span></text:p>
      <text:p text:style-name="P51"><text:span text:style-name="T12"><text:s text:c="4"/></text:span><text:span text:style-name="T12">&lt;Subject&gt;</text:span></text:p>
      <text:p text:style-name="P51"><text:span text:style-name="T12"><text:s text:c="6"/></text:span><text:span text:style-name="T12">&lt;Attribute AttributeId="name"&gt;Alice&lt;/Attribute&gt;</text:span></text:p>
      <text:p text:style-name="P51"><text:span text:style-name="T12"><text:s text:c="6"/></text:span><text:span text:style-name="T12">&lt;Attribute AttributeId="age"&gt;YOUNG&lt;/Attribute&gt;</text:span></text:p>
      <text:p text:style-name="P51"><text:span text:style-name="T12"><text:s text:c="6"/></text:span><text:span text:style-name="T12">&lt;Attribute AttributeId="gender"&gt;GIRL&lt;/Attribute&gt;</text:span></text:p>
      <text:p text:style-name="P51"><text:span text:style-name="T12"><text:s text:c="6"/></text:span><text:span text:style-name="T12">&lt;!--Some other Attribute--&gt;</text:span></text:p>
      <text:p text:style-name="P51"><text:span text:style-name="T12"><text:s text:c="4"/></text:span><text:span text:style-name="T12">&lt;/Subject&gt;</text:span></text:p>
      <text:p text:style-name="P54">&lt;/RequestItem&gt;</text:p>
      <text:p text:style-name="P11">The above example shows that the Subject in the RequestItem "MATCH" one Subject on the Rule side.</text:p>
      <text:p text:style-name="P11">If the Subject in the RequestItem is like this:</text:p>
      <text:p text:style-name="P51"><text:span text:style-name="T12"><text:s text:c="4"/></text:span><text:span text:style-name="T12">&lt;Subject&gt;</text:span></text:p>
      <text:p text:style-name="P51"><text:span text:style-name="T12"><text:s text:c="6"/></text:span><text:span text:style-name="T12">&lt;Attribute AttributeId="name"&gt;Alice&lt;/Attribute&gt;</text:span></text:p>
      <text:p text:style-name="P51"><text:span text:style-name="T12"><text:s text:c="6"/></text:span><text:span text:style-name="T12">&lt;Attribute AttributeId="age&gt;YOUNG&lt;/Attribute&gt;</text:span></text:p>
      <text:p text:style-name="P51"><text:span text:style-name="T12"><text:s text:c="6"/></text:span><text:span text:style-name="T12">&lt;Attribute AttributeId="from"&gt;OSLO&lt;/Attribute&gt;</text:span></text:p>
      <text:p text:style-name="P51"><text:span text:style-name="T12"><text:s text:c="6"/></text:span><text:span text:style-name="T12">&lt;!--Some other Attribute, buts not a "gender"--&gt;</text:span></text:p>
      <text:p text:style-name="P51"><text:span text:style-name="T12"><text:s text:c="4"/></text:span><text:span text:style-name="T12">&lt;/Subject&gt;</text:span></text:p>
      <text:p text:style-name="Standard"><text:span text:style-name="T8">Then evaluator will </text:span><text:span text:style-name="T8">produce INDETERMINATE as the match-making result of this Subject.</text:span></text:p>
      <text:p text:style-name="P11">If the Subject in the RequestItem is like this:</text:p>
      <text:p text:style-name="P51"><text:span text:style-name="T12"><text:s text:c="4"/></text:span><text:span text:style-name="T12">&lt;Subject&gt;</text:span></text:p>
      <text:p text:style-name="P51"><text:span text:style-name="T12"><text:s text:c="6"/></text:span><text:span text:style-name="T12">&lt;Attribute AttributeId="name"&gt;Bob&lt;/Attribute&gt;</text:span></text:p>
      <text:p text:style-name="P51"><text:span text:style-name="T12"><text:s text:c="6"/></text:span><text:span text:style-name="T12">&lt;Attribute AttributeId="age&gt;YOUNG&lt;/Attribute&gt;</text:span></text:p>
      <text:p text:style-name="P51"><text:soft-page-break/><text:span text:style-name="T12"><text:s text:c="6"/></text:span><text:span text:style-name="T12">&lt;Attribute AttributeId="gender"&gt;BOY&lt;/Attribute&gt;</text:span></text:p>
      <text:p text:style-name="P51"><text:span text:style-name="T12"><text:s text:c="6"/></text:span><text:span text:style-name="T12">&lt;!--Some other Attribute--&gt;</text:span></text:p>
      <text:p text:style-name="P51"><text:span text:style-name="T12"><text:s text:c="4"/></text:span><text:span text:style-name="T12">&lt;/Subject&gt;</text:span></text:p>
      <text:p text:style-name="P11">Then evaluator will give NO_MATCH as the match-making result of this Subject.</text:p>
      <text:p text:style-name="Standard"><text:span text:style-name="T8">Finally i</text:span><text:span text:style-name="T8">f and only if all of the elemens (Subjects, Actions, Resources, Conditions) which are not empty under the Rule have been matched (gets MATCH) to the RequestItem, then the whole Rule is considered to be matched (produces MATCH result). MATCH is then mapped to final evaluation result depending on the specified Effect. If Effect is set to Deny then DENY decision will be produced for this Rule; if Effect is Permit then PERMIT.</text:span></text:p>
      <text:p text:style-name="P11">Otherwise if any of the element (Subjects, Actions, Resources, Conditions) of RequestItem got INDETERMINATE decision then the INDETERMINATE decision will be made for this Rule.</text:p>
      <text:p text:style-name="P11">Otherwise the NOT_APPLICABLE decision will be made for this Rule. In other words that means at least one of the elements of this Rule got NO_MATCH and the other elements got MATCH.</text:p>
      <text:h text:style-name="P79" text:outline-level="3">Interface for using the policy evaluation engine</text:h>
      <text:p text:style-name="Standard">For making usage of policy evaluation engine more convenient basic <text:span text:style-name="T6">Evaluator</text:span> class is complemented by additional interfaces. Below are examples of steps needed to carry out policy evaluation and corresponding helper interfaces.</text:p>
      <text:list text:style-name="WW8Num3">
        <text:list-item>
          <text:p text:style-name="P3">Create the policy evaluation object:</text:p>
        </text:list-item>
      </text:list>
      <text:p text:style-name="P73">// Create object which provides an interface </text:p>
      <text:p text:style-name="P73">// for loading other objects</text:p>
      <text:p text:style-name="P73">ArcSec::EvaluatorLoader eval_loader; </text:p>
      <text:p text:style-name="P73">//Load the Evaluator </text:p>
      <text:p text:style-name="P73">ArcSec::Evaluator* eval = NULL;</text:p>
      <text:p text:style-name="P73">// Define name of policy evaluator.</text:p>
      <text:p text:style-name="P73">// This one is for evaluation ARC policies</text:p>
      <text:p text:style-name="P73">std::string evaluator = "arc.evaluator"; </text:p>
      <text:p text:style-name="P73">eval = eval_loader.getEvaluator(evaluator);</text:p>
      <text:list text:style-name="WW8Num4">
        <text:list-item>
          <text:p text:style-name="P4">Create the policy object:</text:p>
        </text:list-item>
      </text:list>
      <text:p text:style-name="P73">ArcSec::Policy* policy = NULL; </text:p>
      <text:p text:style-name="P73">// Define type of policy – ARC policy in this case</text:p>
      <text:p text:style-name="P73">std::string policyclassname = "arc.policy"; </text:p>
      <text:p text:style-name="P73">// Define source from which policy to be taken</text:p>
      <text:p text:style-name="P73">ArcSec::SourceFile policy_source("Policy_Example.xml"); </text:p>
      <text:p text:style-name="P73">// Load and parse policy</text:p>
      <text:p text:style-name="P73">policy = eval_loader.getPolicy(policyclassname, policy_source); </text:p>
      <text:list text:style-name="WW8Num5">
        <text:list-item>
          <text:p text:style-name="P5">Create the request:</text:p>
        </text:list-item>
      </text:list>
      <text:p text:style-name="P73">ArcSec::Request* request = NULL;</text:p>
      <text:p text:style-name="P73">// Define type of request – ARC request in this case</text:p>
      <text:p text:style-name="P73">std::string requestclassname = "arc.request";</text:p>
      <text:p text:style-name="P73">// Define source from which request to be taken</text:p>
      <text:p text:style-name="P73">ArcSec::SourceFile request_source("Request.xml");</text:p>
      <text:p text:style-name="P73">// Load and parse request</text:p>
      <text:p text:style-name="P73">request = eval_loader.getRequest(requestclassname, request_source);</text:p>
      <text:list text:style-name="WW8Num6">
        <text:list-item>
          <text:p text:style-name="P28"><text:span text:style-name="T2">Add the policy into </text:span><text:span text:style-name="T5">Evaluator</text:span><text:span text:style-name="T2"> object:</text:span></text:p>
        </text:list-item>
      </text:list>
      <text:p text:style-name="P73">eval-&gt;addPolicy(policy);</text:p>
      <text:list text:style-name="WW8Num7">
        <text:list-item>
          <text:p text:style-name="P6">Evaluate the request object:</text:p>
        </text:list-item>
      </text:list>
      <text:p text:style-name="P73">ArcSec::Response *resp = NULL;</text:p>
      <text:p text:style-name="P73">resp = eval-&gt;evaluate(request);</text:p>
      <text:p text:style-name="P9">The steps d) and e) can also be replaced by:</text:p>
      <text:p text:style-name="P73"><text:soft-page-break/>resp = eval-&gt;evaluate(request, policy);</text:p>
      <text:p text:style-name="Standard"/>
      <text:p text:style-name="Standard">The <text:span text:style-name="T6">Evalutor::evaluate()</text:span> method can also be feed up with both <text:span text:style-name="T6">Policy</text:span>/<text:span text:style-name="T6">Request</text:span> objects and their sources in any combination. See example code at http://svn.nordugrid.org/trac/nordugrid/browser/arc1/trunk/src/hed/pdc/testinterface.cpp for more details about usage of the interface.</text:p>
      <text:p text:style-name="Standard">The description of mentioned classes and their methods are avaialble in <text:s/>API document at <text:s/><text:a xlink:type="simple" xlink:href="http://svn.nordugrid.org/trac/nordugrid/browser/arc1/trunk/doc/KnowARC-API.pdf?format=raw"><text:span text:style-name="Internet_20_link">http://svn.nordugrid.org/trac/nordugrid/browser/arc1/trunk/doc/KnowARC-API.pdf?format=raw</text:span></text:a> .</text:p>
      <text:h text:style-name="P77" text:outline-level="2">Policy Decision Service</text:h>
      <text:p text:style-name="Standard">Policy decision service is a service implementation which contains the functionality of ArcPDP. It will accept the soap request containing policy decision request and return soap response containing policy decision response.</text:p>
      <text:p text:style-name="Standard">The WSDL description of policy decision service is available at <text:a xlink:type="simple" xlink:href="http://svn.nordugrid.org/trac/nordugrid/browser/arc1/trunk/src/services/pdp/pdp.wsdl"><text:span text:style-name="Internet_20_link">http://svn.nordugrid.org/trac/nordugrid/browser/arc1/trunk/src/services/pdp/pdp.wsdl</text:span></text:a> . It's configuration is presented in Section <text:span text:style-name="T14">7.5</text:span>. </text:p>
      <text:h text:style-name="P77" text:outline-level="2">Security Attributes</text:h>
      <text:h text:style-name="P79" text:outline-level="3"><text:bookmark-start text:name="_Ref204009818"/><text:bookmark-start text:name="Ref_SA Infrastructure"/><text:bookmark-end text:name="Ref_SA Infrastructure"/>Infrastructure<text:bookmark-end text:name="_Ref204009818"/></text:h>
      <text:p text:style-name="Standard">Security Attributes represent security related information inside HED framework and store information representing various aspects needed to perform authorization decison - identity of client, requested action, targeted resource, constraint policies. </text:p>
      <text:p text:style-name="Standard">Each kind of Security Attribute is represented by own class inherited from parent SecAttr class &lt;arc/message/SecAttr.h&gt;. Each Security Attribute stores it's information in internal format and is capable to export it to one of predefined formats using Export() method. Currently only supported format is ARC Policy/Request XML document described in Section <text:bookmark-ref text:reference-format="chapter" text:ref-name="_Ref204009564">7.1</text:bookmark-ref><text:span text:style-name="T14">and </text:span><text:span text:style-name="T14"><text:bookmark-ref text:reference-format="chapter" text:ref-name="_Ref204009595">7.2</text:bookmark-ref></text:span></text:p>
      <text:p text:style-name="Standard">Collectors of Security Attributes instantiate corresponding classes and link them to Secuirity Attributes containers - MessageAuth &lt;arc/message/MessageAuth.h&gt; and MessageAuthContext &lt;arc/message/Message.h&gt; storing collected attributes per request and per session correspondingly. Each attribute is assigned a name. Current implementations of Security Attributes Collectors are either integrated into existing MCCs or implemented as separate SecHandler plugins. See Section <text:bookmark-ref text:reference-format="chapter" text:ref-name="_Ref204009636">5.2</text:bookmark-ref>for available Collectors and corresponding Security Attributes. </text:p>
      <text:p text:style-name="Standard">Note for service developers: Services may implement own authorization algorithms. But they may use Security Atributes as well by providing instances of classes inherited from SecAttr and running them through either configured or hardcoded processors/PDPs.</text:p>
      <text:p text:style-name="Standard">Processors of Security Attributes are implemented as Policy Decision Point components. Currently there are 2 PDP components available:</text:p>
      <text:list text:style-name="WW8Num8">
        <text:list-item>
          <text:p text:style-name="P67">Arc PDP makes use of Security Attributes containing identities of client, resource and requested action. It evaluates either all or selected set of attributes against specified Policy documents thus making it possible to enforce policies defined/selected by service providers. </text:p>
        </text:list-item>
        <text:list-item>
          <text:p text:style-name="P72"><text:span text:style-name="T2">Delegation PDP is described below in Section</text:span><text:span text:style-name="T15"> </text:span><text:span text:style-name="T15"><text:bookmark-ref text:reference-format="chapter" text:ref-name="_Ref204009695">6.3</text:bookmark-ref></text:span></text:p>
        </text:list-item>
      </text:list>
      <text:h text:style-name="P79" text:outline-level="3"><text:bookmark-start text:name="_Ref204009636"/><text:bookmark-start text:name="Ref_SA Collectors"/><text:bookmark-end text:name="Ref_SA Collectors"/>Available collectors<text:bookmark-end text:name="_Ref204009636"/></text:h>
      <text:p text:style-name="Standard">Here Security Attribute collectors distributed as part of the ARC1 are described except those used for Delegation Restrictions. Those are described in Section<text:span text:style-name="T14"> </text:span><text:span text:style-name="T14"><text:bookmark-ref text:reference-format="chapter" text:ref-name="_Ref204009734">6.2</text:bookmark-ref></text:span></text:p>
      <text:h text:style-name="P81" text:outline-level="4">TCP</text:h>
      <text:p text:style-name="Standard">Information is collected inside TCP MCC. The Security Attribute is stored under name 'TCP' and exports ARC Request with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86">Element</text:p>
            </table:table-cell>
            <table:table-cell table:style-name="Table3.A1" office:value-type="string">
              <text:p text:style-name="P86">AttributeId</text:p>
            </table:table-cell>
            <table:table-cell table:style-name="Table3.C1" office:value-type="string">
              <text:p text:style-name="P86">Content</text:p>
            </table:table-cell>
          </table:table-row>
        </table:table-header-rows>
        <table:table-row table:style-name="Table3.1">
          <table:table-cell table:style-name="Table3.A2" office:value-type="string">
            <text:p text:style-name="P83">Resource</text:p>
          </table:table-cell>
          <table:table-cell table:style-name="Table3.A2" office:value-type="string">
            <text:p text:style-name="P83">http://www.nordugrid.org/schemas/policy-arc/types/localendpoint</text:p>
          </table:table-cell>
          <table:table-cell table:style-name="Table3.C2" office:value-type="string">
            <text:p text:style-name="P83">service_ip[:service_port] </text:p>
          </table:table-cell>
        </table:table-row>
        <table:table-row table:style-name="Table3.1">
          <table:table-cell table:style-name="Table3.A2" office:value-type="string">
            <text:p text:style-name="P83">SubjectAttribute</text:p>
          </table:table-cell>
          <table:table-cell table:style-name="Table3.A2" office:value-type="string">
            <text:p text:style-name="P83">http://www.nordugrid.org/schemas/policy-arc/types/remoteendpoint</text:p>
          </table:table-cell>
          <table:table-cell table:style-name="Table3.C2" office:value-type="string">
            <text:p text:style-name="P83">client_ip[:client_port] </text:p>
          </table:table-cell>
        </table:table-row>
      </table:table>
      <text:p text:style-name="Table">Table <text:sequence text:ref-name="refTable0" text:name="Table" text:formula="ooow:Table+1" style:num-format="1">1</text:sequence>. Security Attributes collected at TCP MCC</text:p>
      <text:p text:style-name="Standard"/>
      <text:h text:style-name="P81" text:outline-level="4">TLS</text:h>
      <text:p text:style-name="Standard">Information is collected inside TLS MCC. Generated Security Attribute class is stored under name 'TLS' and exports ARC Request with following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Element</text:p>
            </table:table-cell>
            <table:table-cell table:style-name="Table4.A1" office:value-type="string">
              <text:p text:style-name="P86">AttributeId</text:p>
            </table:table-cell>
            <table:table-cell table:style-name="Table4.C1" office:value-type="string">
              <text:p text:style-name="P86">Content</text:p>
            </table:table-cell>
          </table:table-row>
        </table:table-header-rows>
        <table:table-row table:style-name="Table4.1">
          <table:table-cell table:style-name="Table4.A2" office:value-type="string">
            <text:p text:style-name="P83">SubjectAttribute</text:p>
          </table:table-cell>
          <table:table-cell table:style-name="Table4.A2" office:value-type="string">
            <text:p text:style-name="P83">http://www.nordugrid.org/schemas/policy-arc/types/tls/ca</text:p>
          </table:table-cell>
          <table:table-cell table:style-name="Table4.C2" office:value-type="string">
            <text:p text:style-name="P83">signer of first certificate in client's chain</text:p>
          </table:table-cell>
        </table:table-row>
        <table:table-row table:style-name="Table4.1">
          <table:table-cell table:style-name="Table4.A2" office:value-type="string">
            <text:p text:style-name="P83">SubjectAttribute</text:p>
          </table:table-cell>
          <table:table-cell table:style-name="Table4.A2" office:value-type="string">
            <text:p text:style-name="P83">http://www.nordugrid.org/schemas/policy-arc/types/tls/chain</text:p>
          </table:table-cell>
          <table:table-cell table:style-name="Table4.C2" office:value-type="string">
            <text:p text:style-name="P83">Subject of certificate in client's chain - multiple items</text:p>
          </table:table-cell>
        </table:table-row>
        <table:table-row table:style-name="Table4.1">
          <table:table-cell table:style-name="Table4.A2" office:value-type="string">
            <text:p text:style-name="P83">SubjectAttribute</text:p>
          </table:table-cell>
          <table:table-cell table:style-name="Table4.A2" office:value-type="string">
            <text:p text:style-name="P83">http://www.nordugrid.org/schemas/policy-arc/types/tls/subject</text:p>
          </table:table-cell>
          <table:table-cell table:style-name="Table4.C2" office:value-type="string">
            <text:p text:style-name="P83">Subject of last certificate in client's chain</text:p>
          </table:table-cell>
        </table:table-row>
        <table:table-row table:style-name="Table4.1">
          <table:table-cell table:style-name="Table4.A2" office:value-type="string">
            <text:p text:style-name="P83">SubjectAttribute</text:p>
          </table:table-cell>
          <table:table-cell table:style-name="Table4.A2" office:value-type="string">
            <text:p text:style-name="P83">http://www.nordugrid.org/schemas/policy-arc/types/tls/identity</text:p>
          </table:table-cell>
          <table:table-cell table:style-name="Table4.C2" office:value-type="string">
            <text:p text:style-name="P83">Subject of last non-proxy certificate in client's chain</text:p>
          </table:table-cell>
        </table:table-row>
      </table:table>
      <text:p text:style-name="Table">Table <text:sequence text:ref-name="refTable1" text:name="Table" text:formula="ooow:Table+1" style:num-format="1">2</text:sequence>. Security Attributes collected at TLS MCC</text:p>
      <text:h text:style-name="P81" text:outline-level="4">HTTP</text:h>
      <text:p text:style-name="Standard">Information is collected inside HTTP MCC. The Security Attribute is stored under name 'HTTP' and exports ARC Request with following attribut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86">Element</text:p>
            </table:table-cell>
            <table:table-cell table:style-name="Table5.A1" office:value-type="string">
              <text:p text:style-name="P86">AttributeId</text:p>
            </table:table-cell>
            <table:table-cell table:style-name="Table5.C1" office:value-type="string">
              <text:p text:style-name="P86">Content</text:p>
            </table:table-cell>
          </table:table-row>
        </table:table-header-rows>
        <table:table-row table:style-name="Table5.1">
          <table:table-cell table:style-name="Table5.A2" office:value-type="string">
            <text:p text:style-name="P83">Resource</text:p>
          </table:table-cell>
          <table:table-cell table:style-name="Table5.A2" office:value-type="string">
            <text:p text:style-name="P83">http://www.nordugrid.org/schemas/policy-arc/types/http/path</text:p>
          </table:table-cell>
          <table:table-cell table:style-name="Table5.C2" office:value-type="string">
            <text:p text:style-name="P83">HTTP path without host and port part</text:p>
          </table:table-cell>
        </table:table-row>
        <table:table-row table:style-name="Table5.1">
          <table:table-cell table:style-name="Table5.A2" office:value-type="string">
            <text:p text:style-name="P83">Action</text:p>
          </table:table-cell>
          <table:table-cell table:style-name="Table5.A2" office:value-type="string">
            <text:p text:style-name="P83">http://www.nordugrid.org/schemas/policy-arc/types/http/method</text:p>
          </table:table-cell>
          <table:table-cell table:style-name="Table5.C2" office:value-type="string">
            <text:p text:style-name="P83">HTTP method</text:p>
          </table:table-cell>
        </table:table-row>
      </table:table>
      <text:p text:style-name="Table">Table <text:sequence text:ref-name="refTable2" text:name="Table" text:formula="ooow:Table+1" style:num-format="1">3</text:sequence>. Security Attributes collected at HTTP MCC</text:p>
      <text:h text:style-name="P81" text:outline-level="4">SOAP</text:h>
      <text:p text:style-name="Standard">Information is collected inside SOAP MCC. Security Attribute is stored under name 'SOAP' and exports ARC Request with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86">Element</text:p>
            </table:table-cell>
            <table:table-cell table:style-name="Table6.A1" office:value-type="string">
              <text:p text:style-name="P86">AttributeId</text:p>
            </table:table-cell>
            <table:table-cell table:style-name="Table6.C1" office:value-type="string">
              <text:p text:style-name="P86">Content</text:p>
            </table:table-cell>
          </table:table-row>
        </table:table-header-rows>
        <table:table-row table:style-name="Table6.1">
          <table:table-cell table:style-name="Table6.A2" office:value-type="string">
            <text:p text:style-name="P83">Resource</text:p>
          </table:table-cell>
          <table:table-cell table:style-name="Table6.A2" office:value-type="string">
            <text:p text:style-name="P83">http://www.nordugrid.org/schemas/policy-arc/types/soap/endpoint</text:p>
          </table:table-cell>
          <table:table-cell table:style-name="Table6.C2" office:value-type="string">
            <text:p text:style-name="P83">To element of WS-Addressing structure</text:p>
          </table:table-cell>
        </table:table-row>
        <table:table-row table:style-name="Table6.1">
          <table:table-cell table:style-name="Table6.A2" office:value-type="string">
            <text:p text:style-name="P83">Action</text:p>
          </table:table-cell>
          <table:table-cell table:style-name="Table6.A2" office:value-type="string">
            <text:p text:style-name="P83">http://www.nordugrid.org/schemas/policy-arc/types/soap/operation</text:p>
          </table:table-cell>
          <table:table-cell table:style-name="Table6.C2" office:value-type="string">
            <text:p text:style-name="P83">SOAP top level element name without namespace prefix</text:p>
          </table:table-cell>
        </table:table-row>
        <table:table-row table:style-name="Table6.1">
          <table:table-cell table:style-name="Table6.A2" office:value-type="string">
            <text:p text:style-name="P83">Context</text:p>
          </table:table-cell>
          <table:table-cell table:style-name="Table6.A2" office:value-type="string">
            <text:p text:style-name="P83">http://www.nordugrid.org/schemas/policy-arc/types/soap/namespace</text:p>
          </table:table-cell>
          <table:table-cell table:style-name="Table6.C2" office:value-type="string">
            <text:p text:style-name="P83">Namespace of SOAP top level element</text:p>
          </table:table-cell>
        </table:table-row>
      </table:table>
      <text:p text:style-name="Table">Table <text:sequence text:ref-name="refTable3" text:name="Table" text:formula="ooow:Table+1" style:num-format="1">4</text:sequence>. Security Attributes collected at SOAP MCC</text:p>
      <text:h text:style-name="P77" text:outline-level="2"><text:bookmark-start text:name="_Ref204009393"/><text:bookmark-start text:name="Ref_Sec_delegation"/><text:bookmark-end text:name="Ref_Sec_delegation"/><text:soft-page-break/>Delegation Restrictions<text:bookmark-end text:name="_Ref204009393"/></text:h>
      <text:h text:style-name="P79" text:outline-level="3"><text:bookmark-start text:name="_Ref204009914"/><text:bookmark-start text:name="Ref_Deleg Architecture"/><text:bookmark-end text:name="Ref_Deleg Architecture"/>Delegation Architecture<text:bookmark-end text:name="_Ref204009914"/></text:h>
      <text:p text:style-name="Standard">In current implementation delegation is achieved through Identity Delegation implemented using X509 Proxy Certificates as defined in RFC 3820. Client wishing to allow service to act on it's behalf provides Proxy Certificate to the service using Web Service based Delegation interface described in Section<text:span text:style-name="T14"> </text:span><text:span text:style-name="T14"><text:bookmark-ref text:reference-format="chapter" text:ref-name="_Ref204009766">6.4</text:bookmark-ref></text:span></text:p>
      <text:p text:style-name="Standard">For limiting the scope of delegated credentials along with usually used time constraints it is possible to attach Policy document to Proxy Certificate. According to RFC 3820 Policy is stored in ProxyPolicy extension. In order not to introduce new type of object Policy is assigned id-ppl-anyLanguage identifier. RFC 3820 allows any octet string associated with such object. We are using textual representation of ARC Policy XML document.</text:p>
      <text:p text:style-name="Standard">Each deployment implementing Delegation Restrictions must use dedicated Security Handler plugin (see section <text:bookmark-ref text:reference-format="chapter" text:ref-name="_Ref204009818">5.1</text:bookmark-ref>) to collect all Policy documents from Proxy Certificates used for establishing secure connection. Then those documents must be processed by dedicated Policy Decision Point plugin (see section<text:span text:style-name="T14"> </text:span><text:span text:style-name="T14"><text:bookmark-ref text:reference-format="chapter" text:ref-name="_Ref204009855">2.3</text:bookmark-ref></text:span>) to make a final decision based on collected Policies and various information about client's identity and requested operation. Service or MCC chain supporting Delegation Restrictions must accept negative decision of this PDP as final and do not override it with any other decision based on other policies.</text:p>
      <text:h text:style-name="P79" text:outline-level="3"><text:bookmark-start text:name="_Ref204009734"/><text:bookmark-start text:name="Ref_Deleg Collector"/><text:bookmark-end text:name="Ref_Deleg Collector"/>Delegation Collector<text:bookmark-end text:name="_Ref204009734"/></text:h>
      <text:p text:style-name="Standard">This Security Attribute is collected by dedicated Security Handler plugin named "delegation.collector" avaialble as part of the ARC1 distribution. It extracts policy document stored inside X509 certificate proxy extension as defined in RFC3820 and described in Section<text:span text:style-name="T14"> </text:span><text:span text:style-name="T14"><text:bookmark-ref text:reference-format="chapter" text:ref-name="_Ref204009914">6.1</text:bookmark-ref></text:span>All proxy certificates in a chain provided by client are examined and all available policies are extracted. </text:p>
      <text:p text:style-name="Standard">Extracted content is converted into XML document. Then document is checked to be of ARC Policy kind. If policy is not recognized as ARC Policy procedure fails and that causes failure of communication.</text:p>
      <text:p text:style-name="Standard">Proxy certificates with id-ppl-inheritAll <text:span text:style-name="T14">[5. RFC3820. http://www.faqs.org/rfcs/rfc3820.html] </text:span>property are passed through and no policy document is generated for them. Proxies with other type of policies including id-ppl-independent are not accepted and generate immediate failure.</text:p>
      <text:h text:style-name="P79" text:outline-level="3"><text:bookmark-start text:name="_Ref204009695"/><text:bookmark-start text:name="Ref_Deleg PDP"/><text:bookmark-end text:name="Ref_Deleg PDP"/>Delegation PDP<text:bookmark-end text:name="_Ref204009695"/></text:h>
      <text:p text:style-name="Standard">The Delegation PDP is similar to the Arc PDP described above except that it takes it's Policy documents directly from Security Attributes. Differently from Arc PDP it is meant to be used for enforcing policies defined by client.</text:p>
      <text:h text:style-name="P79" text:outline-level="3"><text:bookmark-start text:name="_Ref204009766"/><text:bookmark-start text:name="Ref_Deleg Interface"/><text:bookmark-end text:name="Ref_Deleg Interface"/>Delegation interface<text:bookmark-end text:name="_Ref204009766"/></text:h>
      <text:p text:style-name="Standard">Delegation interface in the ARC1 is implemented using Web Service approach. Each ARC1 service wishing to accept delegated credentials implements this interface. Here is how delegation procedure works:</text:p>
      <text:list text:style-name="WW8Num9">
        <text:list-item>
          <text:p text:style-name="P7">Step 1</text:p>
        </text:list-item>
        <text:list-item>
          <text:p text:style-name="P57">Client contacts service requesting operation DelegateCredentialsInit. This operation has no arguments.</text:p>
        </text:list-item>
        <text:list-item>
          <text:p text:style-name="P57">Service responds with DelegateCredentialsInitResponse message with element TokenRequest. That element contains credentials request generated by service in Value. Type of request is defined by attribute Format. Currently only supported format is x509. Along with Value service provides identifier Id which is used in second step.</text:p>
        </text:list-item>
      </text:list>
      <text:list text:style-name="WW8Num10">
        <text:list-item>
          <text:p text:style-name="P8">Step 2</text:p>
        </text:list-item>
        <text:list-item>
          <text:p text:style-name="P58"><text:soft-page-break/>Client requests UpdateCredentials operation with DelegatedToken argument. This element contains Value with serialized delegated credentials and Id which links it to first step. Delegated token element may also contain multiple Reference elements. Reference refers to the object which these credentials should be applied to in a way specific to the service. The DelegatedToken element may also be used for delegating credentials when Step 2 is combined with other operations on service in service specific way.</text:p>
        </text:list-item>
        <text:list-item>
          <text:p text:style-name="P59">Service responds with empty UpdateCredentialsResponse message.</text:p>
        </text:list-item>
      </text:list>
      <text:h text:style-name="P77" text:outline-level="2"><text:bookmark-start text:name="_Ref204010074"/><text:bookmark-start text:name="Ref_Sec_Schemas"/><text:bookmark-end text:name="Ref_Sec_Schemas"/><text:bookmark-start text:name="Ref_Schemas"/><text:bookmark-end text:name="Ref_Schemas"/>Schemas, descriptions and examples<text:bookmark-end text:name="_Ref204010074"/></text:h>
      <text:h text:style-name="P79" text:outline-level="3"><text:bookmark-start text:name="_Ref204009564"/>Authorization Policy<text:bookmark-end text:name="_Ref204009564"/></text:h>
      <text:p text:style-name="Standard">XML schema with comments available at <text:a xlink:type="simple" xlink:href="http://svn.nordugrid.org/trac/nordugrid/browser/arc1/trunk/src/hed/pdc/arcpdp/Policy.xsd"><text:span text:style-name="Internet_20_link">http://svn.nordugrid.org/trac/nordugrid/browser/arc1/trunk/src/hed/pdc/arcpdp/Policy.xsd</text:span></text:a> .</text:p>
      <text:h text:style-name="P79" text:outline-level="3"><text:bookmark-start text:name="_Ref204009595"/>Authorization Request<text:bookmark-end text:name="_Ref204009595"/></text:h>
      <text:p text:style-name="Standard">XML schema with comments available at <text:a xlink:type="simple" xlink:href="http://svn.nordugrid.org/trac/nordugrid/browser/arc1/trunk/src/hed/pdc/arcpdp/Request.xsd"><text:span text:style-name="Internet_20_link">http://svn.nordugrid.org/trac/nordugrid/browser/arc1/trunk/src/hed/pdc/arcpdp/Request.xsd</text:span></text:a><text:a xlink:type="simple" xlink:href="http://svn.nordugrid.org/trac/nordugrid/browser/arc1/trunk/src/hed/pdc/arcpdp/Policy.xsd"><text:span text:style-name="Internet_20_link"> .</text:span></text:a></text:p>
      <text:h text:style-name="P79" text:outline-level="3">Authorization Response</text:h>
      <text:p text:style-name="Standard">XML schema with comments available at <text:a xlink:type="simple" xlink:href="http://svn.nordugrid.org/trac/nordugrid/browser/arc1/trunk/src/hed/pdc/arcpdp/Request.xsd"><text:span text:style-name="Internet_20_link">http://svn.nordugrid.org/trac/nordugrid/browser/arc1/trunk/src/hed/pdc/arcpdp/Response.xsd</text:span></text:a><text:a xlink:type="simple" xlink:href="http://svn.nordugrid.org/trac/nordugrid/browser/arc1/trunk/src/hed/pdc/arcpdp/Policy.xsd"><text:span text:style-name="Internet_20_link"> .</text:span></text:a></text:p>
      <text:h text:style-name="P79" text:outline-level="3"><text:bookmark-start text:name="Ref_PD Service WSDL"/><text:bookmark-end text:name="Ref_PD Service WSDL"/>Interface of policy decision service</text:h>
      <text:p text:style-name="Standard">WSDL with comments available at <text:a xlink:type="simple" xlink:href="http://svn.nordugrid.org/trac/nordugrid/browser/arc1/trunk/src/services/pdp/pdp.wsdl"><text:span text:style-name="Internet_20_link">http://svn.nordugrid.org/trac/nordugrid/browser/arc1/trunk/src/services/pdp/pdp.wsdl</text:span></text:a> .</text:p>
      <text:h text:style-name="P79" text:outline-level="3">Configuration of PDP service</text:h>
      <text:p text:style-name="Standard">XML schema with comments available at <text:a xlink:type="simple" xlink:href="http://svn.nordugrid.org/trac/nordugrid/browser/arc1/trunk/src/services/pdp/pdp.xsd"><text:span text:style-name="Internet_20_link">http://svn.nordugrid.org/trac/nordugrid/browser/arc1/trunk/src/services/pdp/pdp.xsd</text:span></text:a> .</text:p>
      <text:p text:style-name="Standard">Below is an example configuration of PDP service which can evaluate ARC Request against ARC Policy stored in local file.</text:p>
      <text:p text:style-name="P34">&lt;Service name="pdp.service" id="pdp_service"&gt;</text:p>
      <text:p text:style-name="P34">&lt;!--The element &lt;Evaluator/&gt;, &lt;Policy/&gt; and &lt;Request/&gt; configuration</text:p>
      <text:p text:style-name="Standard"><text:span text:style-name="T16"><text:s text:c="7"/>are supposed to be used to load object; element &lt;PolicyStore/&gt; is</text:span></text:p>
      <text:p text:style-name="Standard"><text:span text:style-name="T16"><text:s text:c="7"/>supposed to be used to get the location of policy--&gt;</text:span></text:p>
      <text:p text:style-name="Standard"><text:span text:style-name="T16"><text:s text:c="3"/>&lt;pdp:PDPConfig&gt;</text:span></text:p>
      <text:p text:style-name="Standard"><text:span text:style-name="T16"><text:s text:c="7"/>&lt;pdp:PolicyStore&gt;</text:span></text:p>
      <text:p text:style-name="Standard"><text:span text:style-name="T16"><text:s text:c="11"/>&lt;Location Type="file"&gt;Policy_Example.xml&lt;/Location&gt;</text:span></text:p>
      <text:p text:style-name="Standard"><text:span text:style-name="T16"><text:s text:c="11"/>&lt;!-- other policy location--&gt;</text:span></text:p>
      <text:p text:style-name="Standard"><text:span text:style-name="T16"><text:s text:c="7"/>&lt;/pdp:PolicyStore&gt;</text:span></text:p>
      <text:p text:style-name="Standard"><text:span text:style-name="T16"><text:s text:c="7"/>&lt;pdp:Evaluator name="arc.evaluator" /&gt;</text:span></text:p>
      <text:p text:style-name="Standard"><text:span text:style-name="T16"><text:s text:c="7"/>&lt;pdp:Policy name="arc.policy" /&gt;</text:span></text:p>
      <text:p text:style-name="Standard"><text:span text:style-name="T16"><text:s text:c="7"/>&lt;pdp:Request name="arc.request" /&gt;</text:span></text:p>
      <text:p text:style-name="Standard"><text:span text:style-name="T16"><text:s text:c="3"/>&lt;/pdp:PDPConfig&gt;</text:span></text:p>
      <text:p text:style-name="P34">&lt;/Service&gt;</text:p>
      <text:p text:style-name="Standard">See <text:span text:style-name="T14">S</text:span>ection<text:span text:style-name="T14"> </text:span><text:span text:style-name="T14"><text:bookmark-ref text:reference-format="chapter" text:ref-name="_Ref204009974">7.7</text:bookmark-ref></text:span>for the expla<text:span text:style-name="T14">n</text:span>ation of ARC Policy<text:span text:style-name="T14">.</text:span></text:p>
      <text:h text:style-name="P79" text:outline-level="3">SimpleList PDP configuration and Policy Example</text:h>
      <text:p text:style-name="Standard">XML schema with comments available at <text:a xlink:type="simple" xlink:href="http://svn.nordugrid.org/trac/nordugrid/browser/arc1/trunk/src/hed/pdc/simplelistpdp/SimpleListPDP.xsd"><text:span text:style-name="Internet_20_link">http://svn.nordugrid.org/trac/nordugrid/browser/arc1/trunk/src/hed/pdc/simplelistpdp/SimpleListPDP.</text:span></text:a><text:soft-page-break/><text:a xlink:type="simple" xlink:href="http://svn.nordugrid.org/trac/nordugrid/browser/arc1/trunk/src/hed/pdc/simplelistpdp/SimpleListPDP.xsd"><text:span text:style-name="Internet_20_link">xsd</text:span></text:a> .</text:p>
      <text:p text:style-name="Standard">Below is an example configuration of <text:span text:style-name="T14">SimpleList </text:span>PDP <text:span text:style-name="T14">inside “echo” service</text:span>.</text:p>
      <text:p text:style-name="P35">&lt;Service name="echo" id="echo"&gt;</text:p>
      <text:p text:style-name="Standard"><text:span text:style-name="T18"><text:s text:c="2"/></text:span><text:span text:style-name="T17">&lt;SecHandler name="arc.authz" id="authz" event="incoming"&gt;</text:span></text:p>
      <text:p text:style-name="Standard"><text:span text:style-name="T17"><text:s text:c="4"/>&lt;PDP name="</text:span><text:span text:style-name="T20">simplelist</text:span><text:span text:style-name="T17">.pdp"</text:span><text:span text:style-name="T20"> location=</text:span><text:span text:style-name="T17">"</text:span><text:span text:style-name="T20">simplelist</text:span><text:span text:style-name="T17">"</text:span><text:span text:style-name="T20">/</text:span><text:span text:style-name="T17">&gt;</text:span></text:p>
      <text:p text:style-name="Standard"><text:span text:style-name="T17"><text:s text:c="2"/></text:span><text:span text:style-name="T18">&lt;/SecHandler&gt;</text:span></text:p>
      <text:p text:style-name="Standard"><text:span text:style-name="T19"><text:s text:c="2"/></text:span><text:span text:style-name="T19">&lt;echo:prefix&gt;[ &lt;/echo:prefix&gt;</text:span></text:p>
      <text:p text:style-name="Standard"><text:span text:style-name="T18"><text:s text:c="2"/></text:span><text:span text:style-name="T17">&lt;echo:suffix&gt; ]&lt;/echo:suffix&gt;</text:span></text:p>
      <text:p text:style-name="P34">&lt;/Service&gt;</text:p>
      <text:p text:style-name="P40">The attribute “name” of &lt;PDP/&gt; is critical for loading the object. Specifically, the name “simplelist.pdp” is for loading the SimpleList PDP object.</text:p>
      <text:p text:style-name="Standard">The policy file “simplelist” is <text:span text:style-name="T14">a local file which </text:span>contain<text:span text:style-name="T14">s</text:span> the list of X509 subjects of authorized entities. It the peer certificate is proxy certificate, the identity in this list should only include the original DN of users's certificate.</text:p>
      <text:p text:style-name="Standard"><text:span text:style-name="T15">For example content of </text:span><text:span text:style-name="T7">simplelist</text:span><text:span text:style-name="T15"> file may look like this:</text:span></text:p>
      <text:p text:style-name="P44">/C=NO/O=UiO/CN=test1</text:p>
      <text:p text:style-name="P45">/C=NO/O=UiO/CN=test2</text:p>
      <text:h text:style-name="P78" text:outline-level="3"><text:bookmark-start text:name="_Ref204009974"/><text:bookmark-start text:name="Ref_Sec_arcpdp_config_and_policy"/><text:bookmark-end text:name="Ref_Sec_arcpdp_config_and_policy"/><text:span text:style-name="T2">Arc PDP configuration </text:span><text:span text:style-name="T15">and Policy Example</text:span><text:bookmark-end text:name="_Ref204009974"/></text:h>
      <text:p text:style-name="Standard">XML schema with comments available at <text:a xlink:type="simple" xlink:href="http://svn.nordugrid.org/trac/nordugrid/browser/arc1/trunk/src/hed/pdc/arcpdp/ArcPDP.xsd"><text:span text:style-name="Internet_20_link">http://svn.nordugrid.org/trac/nordugrid/browser/arc1/trunk/src/hed/pdc/arcpdp/ArcPDP.xsd</text:span></text:a> .</text:p>
      <text:p text:style-name="Standard">Below is an example of configuration of Arc PDP inside “echo” service.</text:p>
      <text:p text:style-name="P35">&lt;Service name="echo" id="echo"&gt;</text:p>
      <text:p text:style-name="Standard"><text:span text:style-name="T18"><text:s text:c="2"/></text:span><text:span text:style-name="T17">&lt;SecHandler name="arc.authz" id="authz" event="incoming"&gt;</text:span></text:p>
      <text:p text:style-name="Standard"><text:span text:style-name="T16"><text:s text:c="4"/>&lt;PDP name="arc.pdp"&gt;</text:span></text:p>
      <text:p text:style-name="Standard"><text:span text:style-name="T16"><text:s text:c="6"/>&lt;PolicyStore&gt;</text:span></text:p>
      <text:p text:style-name="Standard"><text:span text:style-name="T16"><text:s text:c="8"/>&lt;Location type="file"&gt;Policy_Example.xml&lt;/Location&gt;</text:span></text:p>
      <text:p text:style-name="Standard"><text:span text:style-name="T16"><text:s text:c="8"/>&lt;!--other policy location--&gt;</text:span></text:p>
      <text:p text:style-name="Standard"><text:span text:style-name="T16"><text:s text:c="6"/>&lt;/PolicyStore&gt;</text:span></text:p>
      <text:p text:style-name="Standard"><text:span text:style-name="T16"><text:s text:c="4"/>&lt;/PDP&gt;</text:span></text:p>
      <text:p text:style-name="Standard"><text:span text:style-name="T17"><text:s text:c="2"/></text:span><text:span text:style-name="T18">&lt;/SecHandler&gt;</text:span></text:p>
      <text:p text:style-name="Standard"><text:span text:style-name="T19"><text:s text:c="2"/></text:span><text:span text:style-name="T19">&lt;echo:prefix&gt;[ &lt;/echo:prefix&gt;</text:span></text:p>
      <text:p text:style-name="Standard"><text:span text:style-name="T18"><text:s text:c="2"/></text:span><text:span text:style-name="T17">&lt;echo:suffix&gt; ]&lt;/echo:suffix&gt;</text:span></text:p>
      <text:p text:style-name="P34">&lt;/Service&gt;</text:p>
      <text:p text:style-name="P40">The name “arc.pdp” is for loading the ArcPDP object.</text:p>
      <text:p text:style-name="P40">There could be a few policy files under &lt;PolicyStore/&gt;. The request will be checked against all of the policies.</text:p>
      <text:p text:style-name="Standard"><text:span text:style-name="T15">There is an example policy for echo service below. See Section </text:span><text:span text:style-name="T15"><text:bookmark-ref text:reference-format="chapter" text:ref-name="_Ref204009564">7.1</text:bookmark-ref></text:span><text:span text:style-name="T15">for the policy schema. The example policy is <text:s/>made of following elements: </text:span></text:p>
      <text:p text:style-name="P40">1. Line 14 <text:s/>defines resource being protected. In this it is everything located under HTTP path <text:s/>“/Echo”.</text:p>
      <text:p text:style-name="P40">2. Lines 17 and 18 define allowed HTTP operations to be “POST” and “GET”. Line 19 also defines SOAP operation “echo” to be applied to service at path defined above.</text:p>
      <text:p text:style-name="P40">3. Lines 10 and 9 require the requester to present X509 certificate with specified identity and signed by specified Certification Authority.</text:p>
      <text:p text:style-name="P40">4. No &lt;Conditions/&gt; defined.</text:p>
      <text:p text:style-name="P40"><text:soft-page-break/>5. Line 3 defines that if and only if all of the above constraints have been satisfied by requester, the &lt;Rule/&gt; evaluates to Permit decision.</text:p>
      <text:p text:style-name="P40">The Secuirity Attributes used by Arc PDP are collected by different MCCs. It is possible for service to collect some application-specific attributes by implementing class inherited from SecAtt. And that should be the task of application developer.</text:p>
      <text:p text:style-name="Standard"><text:span text:style-name="T14">Administrator of service can configure Authorization SecHandler - arc.authz - for each MCC and Service and define reasonable and meaningful policy. While defining policy the administrator must take into account that the attributes defined in the policy should be already collected by previous components in a chain. For instance, policy with AttributeId “</text:span>http://www.nordugrid.org/schemas/policy-arc/types/http/path<text:span text:style-name="T14">” should not be configured inside SecHandler attached to MCCTLS. </text:span></text:p>
      <text:list text:style-name="WW8Num14">
        <text:list-item>
          <text:p text:style-name="P37">&lt;?xml version="1.0" encoding="UTF-8"?&gt;</text:p>
        </text:list-item>
        <text:list-item>
          <text:p text:style-name="P37">&lt;Policy xmlns="http://www.nordugrid.org/schemas/policy-arc" PolicyId="sm-example:arcpdppolicy" CombiningAlg="Deny-Overrides"&gt;</text:p>
        </text:list-item>
        <text:list-item>
          <text:p text:style-name="P29"><text:span text:style-name="T21"><text:s text:c="3"/>&lt;Rule Effect="Permit"&gt;</text:span></text:p>
        </text:list-item>
        <text:list-item>
          <text:p text:style-name="P29"><text:span text:style-name="T21"><text:s text:c="5"/>&lt;Description&gt;</text:span></text:p>
        </text:list-item>
        <text:list-item>
          <text:p text:style-name="P29"><text:span text:style-name="T21"><text:s text:c="7"/>Example policy for echo service</text:span></text:p>
        </text:list-item>
        <text:list-item>
          <text:p text:style-name="P29"><text:span text:style-name="T21"><text:s text:c="5"/>&lt;/Description&gt;</text:span></text:p>
        </text:list-item>
        <text:list-item>
          <text:p text:style-name="P29"><text:span text:style-name="T21"><text:s text:c="6"/>&lt;Subjects&gt;</text:span></text:p>
        </text:list-item>
        <text:list-item>
          <text:p text:style-name="P29"><text:span text:style-name="T21"><text:s text:c="9"/>&lt;Subject&gt;</text:span></text:p>
        </text:list-item>
        <text:list-item>
          <text:p text:style-name="P29"><text:span text:style-name="T21"><text:s text:c="12"/>&lt;Attribute AttributeId="http://www.nordugrid.org/schemas/policy-arc/types/tls/ca" Type="string"&gt;/C=NO/ST=Oslo/O=UiO/CN=CA&lt;/Attribute&gt;</text:span></text:p>
        </text:list-item>
        <text:list-item>
          <text:p text:style-name="P29"><text:span text:style-name="T21"><text:s text:c="12"/>&lt;Attribute AttributeId="http://www.nordugrid.org/schemas/policy-arc/types/tls/identity" Type="string"&gt;/C=NO/ST=Oslo/O=UiO/CN=test&lt;/Attribute&gt;</text:span></text:p>
        </text:list-item>
        <text:list-item>
          <text:p text:style-name="P29"><text:span text:style-name="T21"><text:s text:c="9"/>&lt;/Subject&gt;</text:span></text:p>
        </text:list-item>
        <text:list-item>
          <text:p text:style-name="P29"><text:span text:style-name="T21"><text:s text:c="6"/>&lt;/Subjects&gt;</text:span></text:p>
        </text:list-item>
        <text:list-item>
          <text:p text:style-name="P29"><text:span text:style-name="T21"><text:s text:c="6"/>&lt;Resources&gt;</text:span></text:p>
        </text:list-item>
        <text:list-item>
          <text:p text:style-name="P29"><text:span text:style-name="T21"><text:s text:c="9"/>&lt;Resource AttributeId="http://www.nordugrid.org/schemas/policy-arc/types/http/path" Type="string"&gt;/Echo&lt;/Resource&gt;</text:span></text:p>
        </text:list-item>
        <text:list-item>
          <text:p text:style-name="P29"><text:span text:style-name="T21"><text:s text:c="6"/>&lt;/Resources&gt;</text:span></text:p>
        </text:list-item>
        <text:list-item>
          <text:p text:style-name="P29"><text:span text:style-name="T21"><text:s text:c="6"/>&lt;Actions&gt;</text:span></text:p>
        </text:list-item>
        <text:list-item>
          <text:p text:style-name="P29"><text:span text:style-name="T21"><text:s text:c="9"/>&lt;Action AttributeId="http://www.nordugrid.org/schemas/policy-arc/types/http/method" Type="string"&gt;POST&lt;/Action&gt;</text:span></text:p>
        </text:list-item>
        <text:list-item>
          <text:p text:style-name="P29"><text:span text:style-name="T21"><text:s text:c="9"/>&lt;Action AttributeId="http://www.nordugrid.org/schemas/policy-arc/types/http/method" Type="string"&gt;GET&lt;/Action&gt;</text:span></text:p>
        </text:list-item>
        <text:list-item>
          <text:p text:style-name="P29"><text:span text:style-name="T21"><text:s text:c="9"/>&lt;Action AttributeId="http://www.nordugrid.org/schemas/policy-arc/types/soap/operation" Type="string"&gt;echo&lt;/Action&gt;</text:span></text:p>
        </text:list-item>
        <text:list-item>
          <text:p text:style-name="P29"><text:span text:style-name="T21"><text:s text:c="6"/>&lt;/Actions&gt;</text:span></text:p>
        </text:list-item>
        <text:list-item>
          <text:p text:style-name="P29"><text:span text:style-name="T21"><text:s text:c="6"/>&lt;Conditions/&gt;</text:span></text:p>
        </text:list-item>
        <text:list-item>
          <text:p text:style-name="P29"><text:span text:style-name="T21"><text:s text:c="3"/>&lt;/Rule&gt;</text:span></text:p>
        </text:list-item>
        <text:list-item>
          <text:p text:style-name="P37">&lt;/Policy&gt;</text:p>
        </text:list-item>
      </text:list>
      <text:h text:style-name="P79" text:outline-level="3">PDP Service Invoker configuration</text:h>
      <text:p text:style-name="Standard">Configuration XML schema with comments is available at <text:a xlink:type="simple" xlink:href="http://svn.nordugrid.org/trac/nordugrid/browser/arc1/trunk/src/hed/pdc/pdpserviceinvoker/ArcPDPServiceInvoker.xsd"><text:span text:style-name="Internet_20_link">http://svn.nordugrid.org/trac/nordugrid/browser/arc1/trunk/src/hed/pdc/pdpserviceinvoker/ArcPDPServiceInvoker.xsd</text:span></text:a> .</text:p>
      <text:p text:style-name="Standard"><text:soft-page-break/>Below is an example of configuration of PDP Service Invoker inside “echo” service.</text:p>
      <text:p text:style-name="P35">&lt;Service name="echo" id="echo"&gt;</text:p>
      <text:p text:style-name="Standard"><text:span text:style-name="T18"><text:s text:c="2"/></text:span><text:span text:style-name="T17">&lt;SecHandler name="arc.authz" id="authz" event="incoming"&gt;</text:span></text:p>
      <text:p text:style-name="Standard"><text:span text:style-name="T16"><text:s text:c="4"/>&lt;!--Remote pdp service invoking--&gt;</text:span></text:p>
      <text:p text:style-name="Standard"><text:span text:style-name="T16"><text:s text:c="6"/>&lt;PDP name="pdpservice.invoker"&gt;</text:span></text:p>
      <text:p text:style-name="Standard"><text:span text:style-name="T16"><text:s text:c="8"/>&lt;ServiceEndpoint&gt;https://127.0.0.1:60001/pdp.service&lt;/ServiceEndpoint&gt;</text:span></text:p>
      <text:p text:style-name="Standard"><text:span text:style-name="T16"><text:s text:c="8"/>&lt;KeyPath&gt;./key.pem&lt;/KeyPath&gt;</text:span></text:p>
      <text:p text:style-name="Standard"><text:span text:style-name="T16"><text:s text:c="8"/>&lt;CertificatePath&gt;./cert.pem&lt;/CertificatePath&gt;</text:span></text:p>
      <text:p text:style-name="Standard"><text:span text:style-name="T16"><text:s text:c="8"/>&lt;CACertificatePath&gt;./ca.pem&lt;/CACertificatePath&gt;</text:span></text:p>
      <text:p text:style-name="Standard"><text:span text:style-name="T16"><text:s text:c="6"/>&lt;/PDP&gt;</text:span></text:p>
      <text:p text:style-name="Standard"><text:span text:style-name="T17"><text:s text:c="2"/></text:span><text:span text:style-name="T18">&lt;/SecHandler&gt;</text:span></text:p>
      <text:p text:style-name="Standard"><text:span text:style-name="T19"><text:s text:c="2"/></text:span><text:span text:style-name="T19">&lt;next id="echo"/&gt;</text:span></text:p>
      <text:p text:style-name="Standard"><text:span text:style-name="T19"><text:s text:c="2"/></text:span><text:span text:style-name="T19">&lt;echo:prefix&gt;[ &lt;/echo:prefix&gt;</text:span></text:p>
      <text:p text:style-name="Standard"><text:span text:style-name="T18"><text:s text:c="2"/></text:span><text:span text:style-name="T17">&lt;echo:suffix&gt; ]&lt;/echo:suffix&gt;</text:span></text:p>
      <text:p text:style-name="P34">&lt;/Service&gt;</text:p>
      <text:p text:style-name="Standard">The name “<text:span text:style-name="T14">pdpservice</text:span>.<text:span text:style-name="T14">invoker</text:span>” defines the <text:span text:style-name="T14">PDP Service Invoker</text:span> object.</text:p>
      <text:p text:style-name="P40">The PDP Service Invoker is a client of PDP Service. The configuration options include endpoint of service and credentials to be used for establishing secure connection.</text:p>
      <text:p text:style-name="P36"/>
      <text:h text:style-name="P79" text:outline-level="3">Delegation PDP configuration</text:h>
      <text:p text:style-name="Standard">Configuration XML schema with comments available at <text:a xlink:type="simple" xlink:href="http://svn.nordugrid.org/trac/nordugrid/browser/arc1/trunk/src/hed/pdc/delegationsh/DelegationPDP.xsd"><text:span text:style-name="Internet_20_link">http://svn.nordugrid.org/trac/nordugrid/browser/arc1/trunk/src/hed/pdc/delegationsh/DelegationPDP.xsd</text:span></text:a> .</text:p>
      <text:p text:style-name="Standard">Below is an example of configuration of Delegation PDP inside “echo” service.</text:p>
      <text:p text:style-name="P35">&lt;Service name="echo" id="echo"&gt;</text:p>
      <text:p text:style-name="Standard"><text:span text:style-name="T18"><text:s text:c="2"/></text:span><text:span text:style-name="T17">&lt;SecHandler name="arc.authz" id="authz" event="incoming"&gt;</text:span></text:p>
      <text:p text:style-name="Standard"><text:span text:style-name="T16"><text:s text:c="4"/>&lt;PDP name="delegation.pdp"/&gt;</text:span></text:p>
      <text:p text:style-name="Standard"><text:span text:style-name="T16"><text:s text:c="2"/>&lt;/SecHandler&gt;</text:span></text:p>
      <text:p text:style-name="Standard"><text:span text:style-name="T16"><text:s text:c="2"/>&lt;next id="echo"/&gt;</text:span></text:p>
      <text:p text:style-name="Standard"><text:span text:style-name="T17"><text:s text:c="2"/></text:span><text:span text:style-name="T18">&lt;echo:prefix&gt;[ &lt;/echo:prefix&gt;</text:span></text:p>
      <text:p text:style-name="Standard"><text:span text:style-name="T19"><text:s text:c="2"/></text:span><text:span text:style-name="T19">&lt;echo:suffix&gt; ]&lt;/echo:suffix&gt;</text:span></text:p>
      <text:p text:style-name="P34">&lt;/Service&gt;</text:p>
      <text:p text:style-name="Standard">For Delegation PDP, no specific configuration is needed. We only need to switch it on by adding &lt;PDP name="delegation.pdp"/&gt; under &lt;SecHandler/&gt;</text:p>
      <text:h text:style-name="P78" text:outline-level="3"><text:bookmark-start text:name="Ref_Sec_deleg_sec_handle_config"/><text:bookmark-end text:name="Ref_Sec_deleg_sec_handle_config"/><text:span text:style-name="T2">Delegation</text:span><text:span text:style-name="T15"> SecHandler</text:span><text:span text:style-name="T2"> </text:span><text:span text:style-name="T15">C</text:span><text:span text:style-name="T2">onfiguration</text:span></text:h>
      <text:p text:style-name="Standard">Below is an example of configuration of Delegation<text:span text:style-name="T14"> SecHandler</text:span> inside<text:span text:style-name="T14"> TLS MCC component.</text:span></text:p>
      <text:p text:style-name="Standard"><text:span text:style-name="T21"><text:s text:c="9"/>&lt;Component name="tls.service" id="tls"&gt; &lt;next id="http"/&gt;</text:span></text:p>
      <text:p text:style-name="Standard"><text:span text:style-name="T21"><text:s text:c="12"/>&lt;tls:KeyPath&gt;./key.pem&lt;/tls:KeyPath&gt;</text:span></text:p>
      <text:p text:style-name="Standard"><text:span text:style-name="T21"><text:s text:c="12"/>&lt;tls:CertificatePath&gt;./cert.pem&lt;/tls:CertificatePath&gt;</text:span></text:p>
      <text:p text:style-name="Standard"><text:span text:style-name="T21"><text:s text:c="12"/>&lt;tls:CACertificatePath&gt;./ca.pem&lt;/tls:CACertificatePath&gt;</text:span></text:p>
      <text:p text:style-name="Standard"><text:span text:style-name="T21"><text:s text:c="12"/>&lt;!--delegation.collector must be inside tls MCC--&gt;</text:span></text:p>
      <text:p text:style-name="P62">&lt;SecHandler name="delegation.collector" </text:p>
      <text:p text:style-name="P63">id="delegation" event="incoming"&gt;&lt;/SecHandler&gt;</text:p>
      <text:p text:style-name="Standard"><text:span text:style-name="T21"><text:s text:c="9"/>&lt;/Component&gt;</text:span></text:p>
      <text:p text:style-name="Standard"><text:span text:style-name="T24">Current implementation of Delegation</text:span><text:span text:style-name="T25"> </text:span><text:span text:style-name="T26">SecHandler must be attached to TLS MCC. </text:span></text:p>
      <text:h text:style-name="P78" text:outline-level="3"><text:bookmark-start text:name="Ref_Sec_userametoken_config"/><text:bookmark-end text:name="Ref_Sec_userametoken_config"/><text:soft-page-break/><text:span text:style-name="T15">UsernameToken SecHandler</text:span><text:span text:style-name="T2"> configuration</text:span></text:h>
      <text:p text:style-name="Standard">Configuration XML schema with comments available at<text:span text:style-name="T14"> </text:span><text:a xlink:type="simple" xlink:href="http://svn.nordugrid.org/trac/nordugrid/browser/arc1/trunk/src/hed/pdc/usernametokensh/UsernameTokenSH.xsd"><text:span text:style-name="Internet_20_link">http://svn.nordugrid.org/trac/nordugrid/browser/arc1/trunk/src/hed/pdc/usernametokensh/UsernameTokenSH.xsd</text:span></text:a> .</text:p>
      <text:p text:style-name="Standard">Below is an example of configuration of <text:span text:style-name="T14">UsernameToken SecHandler</text:span> inside<text:span text:style-name="T14"> MCCSOAP component.</text:span></text:p>
      <text:p text:style-name="Standard"><text:span text:style-name="T21"><text:s text:c="7"/>&lt;Component name="soap.service" id="soap"&gt;</text:span></text:p>
      <text:p text:style-name="Standard"><text:span text:style-name="T21"><text:s text:c="11"/>&lt;next id="echo"/&gt;</text:span></text:p>
      <text:p text:style-name="Standard"><text:span text:style-name="T21"><text:s text:c="11"/>&lt;SecHandler name="usernametoken.handler" id="usernametoken" event="incoming"&gt;</text:span></text:p>
      <text:p text:style-name="Standard"><text:span text:style-name="T21"><text:s text:c="16"/>&lt;Process&gt;extract&lt;/Process&gt;</text:span></text:p>
      <text:p text:style-name="Standard"><text:span text:style-name="T21"><text:s text:c="16"/>&lt;PasswordSource&gt;password.txt&lt;/PasswordSource&gt;</text:span></text:p>
      <text:p text:style-name="Standard"><text:span text:style-name="T21"><text:s text:c="11"/>&lt;/SecHandler&gt;</text:span></text:p>
      <text:p text:style-name="Standard"><text:span text:style-name="T21"><text:s text:c="7"/>&lt;/Component&gt;</text:span></text:p>
      <text:p text:style-name="P40">UsernameToken SecHandler must be configured under SOAP MCC.</text:p>
      <text:h text:style-name="P78" text:outline-level="3"><text:span text:style-name="T15">X509Token SecHandler</text:span><text:span text:style-name="T2"> configuration</text:span></text:h>
      <text:p text:style-name="Standard">Configuration XML schema with comments available at<text:span text:style-name="T14"> </text:span><text:a xlink:type="simple" xlink:href="http://svn.nordugrid.org/trac/nordugrid/browser/arc1/trunk/src/hed/pdc/usernametokensh/UsernameTokenSH.xsd"><text:span text:style-name="Internet_20_link">http://svn.nordugrid.org/trac/nordugrid/browser/arc1/trunk/src/hed/pdc/x509tokensh/X509TokenSH.xsd</text:span></text:a>.</text:p>
      <text:p text:style-name="Standard">Below is an example of configuration of X509<text:span text:style-name="T14">Token SecHandler</text:span> inside<text:span text:style-name="T14"> MCCSOAP component.</text:span></text:p>
      <text:p text:style-name="Standard"><text:span text:style-name="T21"><text:s text:c="7"/>&lt;Component name="soap.service" id="soap"&gt;</text:span></text:p>
      <text:p text:style-name="Standard"><text:span text:style-name="T21"><text:s text:c="11"/>&lt;next id="echo"/&gt;</text:span></text:p>
      <text:p text:style-name="Standard"><text:span text:style-name="T21"><text:s text:c="12"/>&lt;SecHandler name="x509token.handler" id="x509token" event="incoming"&gt;</text:span></text:p>
      <text:p text:style-name="P36"/>
      <text:p text:style-name="Standard"><text:span text:style-name="T21"><text:s text:c="16"/>&lt;Process&gt;extract&lt;/Process&gt;</text:span></text:p>
      <text:p text:style-name="P36"/>
      <text:p text:style-name="Standard"><text:span text:style-name="T21"><text:s text:c="16"/>&lt;CACertificatePath&gt;ca.pem&lt;/CACertificatePath&gt;</text:span></text:p>
      <text:p text:style-name="P36"/>
      <text:p text:style-name="Standard"><text:span text:style-name="T21"><text:s text:c="12"/>&lt;/SecHandler&gt;</text:span></text:p>
      <text:p text:style-name="P36"/>
      <text:p text:style-name="Standard"><text:span text:style-name="T21"><text:s text:c="7"/>&lt;/Component&gt;</text:span></text:p>
      <text:p text:style-name="Standard"><text:span text:style-name="T15">X509Token SecHandler must be configured under SOAP MCC.</text:span></text:p>
      <text:p text:style-name="Standard"><text:span text:style-name="T21"/></text:p>
      <text:p text:style-name="P94">References</text:p>
      <text:p text:style-name="P92"><text:span text:style-name="T2"><text:sequence text:ref-name="refBibitem0" text:name="Bibitem" text:formula="ooow:Bibitem+1" style:num-format="1">1</text:sequence></text:span><text:span text:style-name="T2">. RFC3820- Internet X.509 Public Key Infrastracture (PKI) Proxy, </text:span><text:a xlink:type="simple" xlink:href="http://rfc.net/rfc3820.html"><text:span text:style-name="Internet_20_link"><text:span text:style-name="T3">http://rfc.net/rfc3820.html</text:span></text:span></text:a></text:p>
      <text:p text:style-name="P92"><text:span text:style-name="T2"><text:sequence text:ref-name="refBibitem1" text:name="Bibitem" text:formula="ooow:Bibitem+1" style:num-format="1">2</text:sequence></text:span><text:span text:style-name="T2">. D1.2-2 The ARC container (first prototype), </text:span><text:a xlink:type="simple" xlink:href="http://www.knowarc.eu/documents/Knowarc_D1.2-2_07.pdf"><text:span text:style-name="Internet_20_link"><text:span text:style-name="T3">http://www.knowarc.eu/documents/Knowarc_D1.2-2_07.pdf</text:span></text:span></text:a></text:p>
      <text:p text:style-name="P92"><text:span text:style-name="Internet_20_link"><text:span text:style-name="T28"><text:sequence text:ref-name="refBibitem2" text:name="Bibitem" text:formula="ooow:Bibitem+1" style:num-format="1">3</text:sequence></text:span></text:span><text:span text:style-name="Internet_20_link"><text:span text:style-name="T28">.</text:span></text:span><text:span text:style-name="Internet_20_link"><text:span text:style-name="T27">Web Service Security Username Token Profile 1.1. </text:span></text:span><text:a xlink:type="simple" xlink:href="http://www.oasis-open.org/committees/download.php/16782/wss-v1.1-spec-os-UsernameTokenProfile.pdf"><text:span text:style-name="Internet_20_link"><text:span text:style-name="T29">http://www.oasis-open.org/committees/download.php/16782/wss-v1.1-spec-os-UsernameTokenProfile.pdf</text:span></text:span></text:a></text:p>
      <text:p text:style-name="P92"><text:span text:style-name="T2"><text:sequence text:ref-name="refBibitem3" text:name="Bibitem" text:formula="ooow:Bibitem+1" style:num-format="1">4</text:sequence></text:span><text:span text:style-name="T2">. OGSA® Basic Execution Service Version 1.0, <text:s/></text:span><text:a xlink:type="simple" xlink:href="http://www.ogf.org/documents/GFD.108.pdf"><text:span text:style-name="Internet_20_link"><text:span text:style-name="T3">http://www.ogf.org/documents/GFD.108.pdf</text:span></text:span></text:a><text:span text:style-name="T2"> </text:span></text:p>
      <text:p text:style-name="P92"><text:span text:style-name="Internet_20_link"><text:span text:style-name="T28"><text:sequence text:ref-name="refBibitem4" text:name="Bibitem" text:formula="ooow:Bibitem+1" style:num-format="1">5</text:sequence></text:span></text:span><text:span text:style-name="Internet_20_link"><text:span text:style-name="T28">. OASIS Web Services Security (WSS) TC. </text:span></text:span><text:a xlink:type="simple" xlink:href="http://www.oasis-open.org/committees/tc_home.php?wg_abbrev=wss"><text:span text:style-name="Internet_20_link"><text:span text:style-name="T3">http://www.oasis-open.org/committees/tc_home.php?wg_abbrev=ws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Courier New1" svg:font-family="'Courier New'" style:font-family-generic="modern" style:font-pitch="fixed"/>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zxx" style:country-asian="none" style:font-style-asian="normal" style:font-name-complex="Arial Unicode M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top="0in" fo:margin-bottom="0.0835in" fo:text-align="start" style:justify-single-word="false"/>
    </style:style>
    <style:style style:name="List" style:family="paragraph" style:parent-style-name="Standard" style:class="list">
      <style:paragraph-properties fo:margin-left="0in" fo:margin-right="0in" fo:margin-top="0.0398in" fo:margin-bottom="0.0398in" fo:text-indent="0in" style:auto-text-indent="false"/>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正文首行缩进1" style:family="paragraph" style:parent-style-name="Text_20_body">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1.9689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543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402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1264in" style:type="right" style:leader-style="dotted" style:leader-text="."/>
        </style:tab-stops>
      </style:paragraph-properties>
      <style:text-properties fo:font-size="10pt" style:font-size-asian="10pt"/>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8.912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9.698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0.484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1.2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2.05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2.8429in" style:type="right" style:leader-style="dotted" style:leader-text="."/>
        </style:tab-stops>
      </style:paragraph-properties>
    </style:style>
    <style:style style:name="文档结构图1" style:family="paragraph" style:parent-style-name="Standard">
      <style:paragraph-properties fo:background-color="#000080">
        <style:background-image/>
      </style:paragraph-properties>
    </style:style>
    <style:style style:name="Footnote" style:family="paragraph" style:parent-style-name="Standard" style:class="extra">
      <style:text-properties fo:font-size="10pt" style:font-size-asian="10pt"/>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outline-level-style text:level="3" style:num-suffix=". " style:num-format="1" text:display-levels="2"/>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style:font-name="Courier New1"/>
      </text:list-level-style-bullet>
      <text:list-level-style-bullet text:level="2" text:style-name="WW8Num17z0"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style:font-name="Courier New1"/>
      </text:list-level-style-bullet>
      <text:list-level-style-bullet text:level="2" text:style-name="WW8Num18z0"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style:font-name="Courier New1"/>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style:font-name="Courier New1"/>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style:font-name="Courier New1"/>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P1" style:family="paragraph" style:parent-style-name="Footer">
      <style:paragraph-properties fo:margin-top="0in" fo:margin-bottom="0in"/>
      <style:text-properties style:font-name-complex="Arial Unicode MS" style:language-complex="zxx" style:country-complex="none"/>
    </style:style>
    <style:style style:name="P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top="0.311in" style:dynamic-spacing="true"/>
      </style:footer-style>
    </style:page-layout>
  </office:automatic-styles>
  <office:master-styles>
    <style:master-page style:name="Standard" style:page-layout-name="pm1">
      <style:footer>
        <text:p text:style-name="P1"><text:page-number text:select-page="current">3</text:page-number></text:p>
      </style:footer>
    </style:master-page>
    <style:master-page style:name="Convert_20_1" style:display-name="Convert 1" style:page-layout-name="pm1">
      <style:footer>
        <text:p text:style-name="Standard"/>
      </style:footer>
    </style:master-page>
    <style:master-page style:name="Convert_20_2" style:display-name="Convert 2" style:page-layout-name="pm1">
      <style:footer>
        <text:p text:style-name="Standard"/>
      </style:footer>
    </style:master-page>
    <style:master-page style:name="Convert_20_3" style:display-name="Convert 3" style:page-layout-name="pm1">
      <style:footer>
        <text:p text:style-name="Standard"/>
      </style:footer>
    </style:master-page>
    <style:master-page style:name="Convert_20_4" style:display-name="Convert 4" style:page-layout-name="pm1">
      <style:footer>
        <text:p text:style-name="Standard"/>
      </style:footer>
    </style:master-page>
    <style:master-page style:name="Convert_20_5" style:display-name="Convert 5" style:page-layout-name="pm1">
      <style:footer>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ksandr Konstantinov</meta:initial-creator>
    <meta:creation-date>2008-06-08T21:34:00</meta:creation-date>
    <dc:creator>name</dc:creator>
    <dc:date>2008-10-10T09:30:00</dc:date>
    <meta:print-date>2008-08-06T04:26:00</meta:print-date>
    <meta:editing-cycles>34</meta:editing-cycles>
    <meta:editing-duration>PT0S</meta:editing-duration>
    <meta:user-defined meta:name="Info 1"/>
    <meta:user-defined meta:name="Info 2"/>
    <meta:user-defined meta:name="Info 3"/>
    <meta:user-defined meta:name="Info 4"/>
    <meta:document-statistic meta:table-count="6" meta:image-count="6" meta:object-count="0" meta:page-count="27" meta:paragraph-count="681" meta:word-count="7764" meta:character-count="54450"/>
  </office:meta>
</office:document-meta>
</file>